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0470000003B97490994.png" manifest:media-type="image/png"/>
  <manifest:file-entry manifest:full-path="Pictures/1000020100000242000000450E707379.png" manifest:media-type="image/png"/>
  <manifest:file-entry manifest:full-path="Pictures/1000020100000241000000457AF9D815.png" manifest:media-type="image/png"/>
  <manifest:file-entry manifest:full-path="Pictures/2000002F0000007E000000370F5B5E5C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Pictures/100002010000032000000257168144D5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alibri light" svg:font-family="'Calibri light'"/>
    <style:font-face style:name="Gill Sans1" svg:font-family="'Gill Sans'"/>
    <style:font-face style:name="Helvetica2" svg:font-family="Helvetica"/>
    <style:font-face style:name="ヒラギノ明朝 ProN W31" svg:font-family="'ヒラギノ明朝 ProN W3'"/>
    <style:font-face style:name="ＭＳ Ｐゴシック3" svg:font-family="'ＭＳ Ｐゴシック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DejaVu Sans2" svg:font-family="'DejaVu Sans'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Gill Sans" svg:font-family="'Gill Sans'" style:font-pitch="variable"/>
    <style:font-face style:name="Helvetica1" svg:font-family="Helvetic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ele-GroteskFet" svg:font-family="Tele-GroteskFet" style:font-pitch="variable"/>
    <style:font-face style:name="Tele-GroteskNor" svg:font-family="Tele-GroteskNor" style:font-pitch="variable"/>
    <style:font-face style:name="ヒラギノ明朝 ProN W3" svg:font-family="'ヒラギノ明朝 ProN W3'" style:font-pitch="variable"/>
    <style:font-face style:name="ＭＳ Ｐゴシック2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PMingLiU" svg:font-family="PMingLiU" style:font-family-generic="modern" style:font-pitch="variable"/>
    <style:font-face style:name="ＭＳ Ｐゴシック" svg:font-family="'ＭＳ Ｐゴシック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FreeSans3" svg:font-family="FreeSans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MingLiU1" svg:font-family="PMingLiU" style:font-family-generic="modern" style:font-pitch="fixed"/>
    <style:font-face style:name="ＭＳ Ｐゴシック1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000000" draw:stroke-linejoin="miter" draw:fill="gradient" draw:fill-gradient-name="Gradient_20_10" draw:textarea-vertical-align="middle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70ad47" draw:stroke-linejoin="miter" draw:fill="gradient" draw:fill-gradient-name="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70ad47" draw:stroke-linejoin="miter" draw:fill="gradient" draw:fill-gradient-name="Gradient_20_12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23cm" fo:min-width="5.032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23cm" fo:min-width="4.127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53cm" svg:stroke-color="#000000" draw:marker-end="msArrowOpenEnd_20_5" draw:marker-end-width="0.315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gradient" draw:fill-gradient-name="Gradient_20_13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10" style:family="graphic" style:parent-style-name="standard">
      <style:graphic-properties draw:stroke="solid" svg:stroke-width="0.018cm" svg:stroke-color="#5b9bd5" draw:marker-end="msArrowOpenEnd_20_5" draw:marker-end-width="0.315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4a7ebb" draw:stroke-linejoin="miter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808080" draw:shadow-opacity="35%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71cm" svg:stroke-color="#5b9bd5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808080" draw:shadow-opacity="38%"/>
    </style:style>
    <style:style style:name="gr14" style:family="graphic" style:parent-style-name="standard">
      <style:graphic-properties draw:stroke="dash" draw:stroke-dash="Dashed_20__28_var_29__20_5" svg:stroke-width="0.071cm" svg:stroke-color="#ed7d31" draw:stroke-linejoin="miter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808080" draw:shadow-opacity="38%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106cm" svg:stroke-color="#ff0000" draw:stroke-linejoin="round" draw:fill="solid" draw:fill-color="#ff0000" draw:textarea-vertical-align="middle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svg:stroke-opacity="99%" draw:stroke-linejoin="miter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19" style:family="graphic" style:parent-style-name="standard" style:list-style-name="L14">
      <style:graphic-properties draw:stroke="solid" svg:stroke-width="0.026cm" svg:stroke-color="#000000" draw:stroke-linejoin="miter" draw:fill="none" draw:textarea-vertical-align="top" draw:auto-grow-height="true" draw:fit-to-size="false" fo:min-height="6.508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dash" draw:stroke-dash="Dashed_20__28_var_29__20_6" svg:stroke-width="0.062cm" svg:stroke-color="#00b0f0" draw:marker-start="msArrowEnd_20_9" draw:marker-start-width="0.35cm" draw:marker-start-center="false" draw:marker-end="msArrowEnd_20_9" draw:marker-end-width="0.35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Object_20_with_20_no_20_fill_20_and_20_no_20_line">
      <style:graphic-properties draw:textarea-vertical-align="middle" draw:fit-to-contour="true" fo:min-height="12.087cm" draw:ole-draw-aspect="1"/>
    </style:style>
    <style:style style:name="gr22" style:family="graphic" style:parent-style-name="standard">
      <style:graphic-properties draw:stroke="solid" svg:stroke-width="0.247cm" svg:stroke-color="#ff7f00" draw:marker-start="msArrowEnd_20_5" draw:marker-start-width="0.741cm" draw:marker-start-center="false" draw:marker-end="msArrowEnd_20_5" draw:marker-end-width="0.741cm" draw:marker-end-center="false" draw:stroke-linejoin="miter" draw:fill="none" draw:textarea-horizontal-align="center" draw:textarea-vertical-align="top" draw:auto-grow-height="false" draw:fit-to-size="false" fo:padding-top="0cm" fo:padding-bottom="0cm" fo:padding-left="0cm" fo:padding-right="0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padding-top="0cm" fo:padding-bottom="0cm" fo:padding-left="0cm" fo:padding-right="0.115cm" fo:wrap-option="wrap"/>
    </style:style>
    <style:style style:name="gr24" style:family="graphic" style:parent-style-name="standard">
      <style:graphic-properties draw:stroke="solid" svg:stroke-width="0.035cm" svg:stroke-color="#ffffff" draw:stroke-linejoin="round" draw:fill="gradient" draw:fill-gradient-name="Gradient_20_18" draw:textarea-vertical-align="top" draw:auto-grow-height="false" draw:fit-to-size="false" fo:padding-top="0cm" fo:padding-bottom="0cm" fo:padding-left="0cm" fo:padding-right="0cm" fo:wrap-option="wrap" draw:shadow="visible" draw:shadow-offset-x="0cm" draw:shadow-offset-y="0.056cm" draw:shadow-color="#808080" draw:shadow-opacity="38%"/>
    </style:style>
    <style:style style:name="gr25" style:family="graphic" style:parent-style-name="standard">
      <style:graphic-properties draw:stroke="solid" svg:stroke-width="0.071cm" svg:stroke-color="#ffffff" draw:stroke-linejoin="miter" draw:fill="solid" draw:fill-color="#c8d2df" draw:textarea-vertical-align="middle" draw:auto-grow-height="false" draw:fit-to-size="false" fo:padding-top="0cm" fo:padding-bottom="0cm" fo:padding-left="0cm" fo:padding-right="0.115cm" fo:wrap-option="wrap"/>
    </style:style>
    <style:style style:name="gr26" style:family="graphic" style:parent-style-name="standard">
      <style:graphic-properties draw:stroke="dash" draw:stroke-dash="Dashed_20__28_var_29__20_9" svg:stroke-width="0.106cm" svg:stroke-color="#001949" draw:stroke-linejoin="round" draw:fill="none" draw:textarea-horizontal-align="center" draw:textarea-vertical-align="top" draw:auto-grow-height="false" draw:fit-to-size="false" fo:padding-top="0cm" fo:padding-bottom="0cm" fo:padding-left="0cm" fo:padding-right="0cm" fo:wrap-option="wrap"/>
    </style:style>
    <style:style style:name="gr27" style:family="graphic" style:parent-style-name="standard">
      <style:graphic-properties draw:stroke="solid" svg:stroke-width="0.035cm" svg:stroke-color="#ffffff" draw:stroke-linejoin="round" draw:fill="gradient" draw:fill-gradient-name="Gradient_20_19" draw:textarea-vertical-align="top" draw:auto-grow-height="false" draw:fit-to-size="false" fo:padding-top="0cm" fo:padding-bottom="0cm" fo:padding-left="0cm" fo:padding-right="0cm" fo:wrap-option="wrap"/>
    </style:style>
    <style:style style:name="gr28" style:family="graphic" style:parent-style-name="Object_20_with_20_no_20_fill_20_and_20_no_20_line">
      <style:graphic-properties draw:stroke="none" svg:stroke-width="0.018cm" draw:stroke-linejoin="miter" draw:fill="gradient" draw:fill-gradient-name="Gradient_20_20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width="0.018cm" draw:stroke-linejoin="miter" draw:fill="none" draw:textarea-vertical-align="top" draw:auto-grow-height="true" draw:fit-to-size="false" fo:padding-top="0cm" fo:padding-bottom="0cm" fo:padding-left="0cm" fo:padding-right="0cm" fo:wrap-option="wrap"/>
    </style:style>
    <style:style style:name="gr30" style:family="graphic" style:parent-style-name="standard">
      <style:graphic-properties draw:stroke="none" svg:stroke-width="0cm" draw:fill="solid" draw:fill-color="#7c7c7c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31" style:family="graphic" style:parent-style-name="standard">
      <style:graphic-properties draw:stroke="solid" svg:stroke-width="0.018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ffff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cm" draw:fill="gradient" draw:fill-gradient-name="Gradient_20_1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34" style:family="graphic">
      <style:graphic-properties draw:stroke="solid" svg:stroke-width="0.026cm" svg:stroke-color="#333333" draw:stroke-linejoin="round" draw:fill="gradient" draw:fill-gradient-name="Gradient_20_22" draw:textarea-vertical-align="middle" draw:auto-grow-height="false" draw:fit-to-size="false" fo:padding-top="0.125cm" fo:padding-bottom="0.125cm" fo:padding-left="0.25cm" fo:padding-right="0.25cm" fo:wrap-option="wrap"/>
    </style:style>
    <style:style style:name="gr35" style:family="graphic">
      <style:graphic-properties draw:stroke="none" svg:stroke-width="0cm" draw:fill="none" draw:textarea-vertical-align="top" draw:auto-grow-height="false" draw:fit-to-size="false" fo:padding-top="0cm" fo:padding-bottom="0cm" fo:padding-left="0cm" fo:padding-right="0.113cm" fo:wrap-option="wrap"/>
    </style:style>
    <style:style style:name="pr1" style:family="presentation" style:parent-style-name="Title_20_Slide-title" style:list-style-name="L1">
      <style:graphic-properties draw:stroke="none" svg:stroke-width="0cm" svg:stroke-color="#44546a" draw:fill="solid" draw:fill-color="#bdd7ee" draw:opacity="0%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10" style:family="presentation" style:parent-style-name="Title_20_and_20_Content-title">
      <style:graphic-properties fo:min-height="3.681cm"/>
    </style:style>
    <style:style style:name="pr11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60pt" fo:hyphenate="false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24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start" style:font-independent-line-spacing="true"/>
      <style:text-properties fo:font-size="28pt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2pt" style:font-size-complex="12pt" fo:hyphenate="false"/>
    </style:style>
    <style:style style:name="P14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0pt" style:font-size-complex="10pt" fo:hyphenate="false"/>
    </style:style>
    <style:style style:name="P18" style:family="paragraph">
      <style:paragraph-properties fo:text-align="start" style:font-independent-line-spacing="true"/>
      <style:text-properties fo:font-size="10pt" style:font-size-asian="10pt" style:font-size-complex="10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1" style:family="paragraph">
      <style:paragraph-properties fo:text-align="start" style:font-independent-line-spacing="true"/>
      <style:text-properties fo:font-size="32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Calibri Light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23" style:family="paragraph">
      <style:paragraph-properties fo:text-align="start" style:punctuation-wrap="hanging" style:writing-mode="lr-tb"/>
      <style:text-properties fo:font-size="16pt" style:font-size-asian="16pt" style:font-size-complex="16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alibri Light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25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P2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2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28" style:family="paragraph">
      <style:paragraph-properties fo:margin-top="0cm" fo:margin-bottom="0cm" fo:line-height="100%" fo:text-align="start" style:punctuation-wrap="hanging" style:writing-mode="lr-tb"/>
      <style:text-properties fo:font-size="40pt" style:font-size-asian="40pt" style:font-size-complex="40pt" fo:hyphenate="false"/>
    </style:style>
    <style:style style:name="P29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3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color="#355e00" fo:hyphenate="false"/>
    </style:style>
    <style:style style:name="P31" style:family="paragraph">
      <style:paragraph-properties fo:margin-left="0cm" fo:margin-right="0cm" fo:text-indent="0cm"/>
    </style:style>
    <style:style style:name="P3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color="#355e00" fo:hyphenate="false"/>
    </style:style>
    <style:style style:name="P33" style:family="paragraph">
      <style:paragraph-properties fo:text-align="start" style:font-independent-line-spacing="true"/>
      <style:text-properties fo:color="#355e00" fo:font-size="28pt"/>
    </style:style>
    <style:style style:name="P34" style:family="paragraph">
      <style:text-properties style:font-name="Calibri light" fo:font-size="40pt" style:font-size-asian="40pt" style:font-size-complex="40pt"/>
    </style:style>
    <style:style style:name="P35" style:family="paragraph">
      <style:text-properties fo:font-size="40pt" style:font-size-asian="40pt" style:font-size-complex="40pt"/>
    </style:style>
    <style:style style:name="P36" style:family="paragraph">
      <style:paragraph-properties fo:margin-left="0.115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7" style:family="paragraph">
      <style:paragraph-properties fo:margin-left="0.115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8" style:family="paragraph">
      <style:paragraph-properties fo:margin-top="0cm" fo:margin-bottom="0cm" fo:line-height="100%" fo:text-align="start" style:punctuation-wrap="hanging"/>
      <style:text-properties fo:font-size="14pt" style:font-size-asian="14pt" style:font-size-complex="14pt"/>
    </style:style>
    <style:style style:name="P39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/>
      <style:text-properties fo:hyphenate="false"/>
    </style:style>
    <style:style style:name="P40" style:family="paragraph">
      <style:paragraph-properties fo:margin-top="0cm" fo:margin-bottom="0cm"/>
    </style:style>
    <style:style style:name="P4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42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4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333f4f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style:text-underline-style="none" fo:font-weight="normal" style:font-size-asian="24pt" style:font-weight-asian="normal" style:font-size-complex="24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c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2" fo:font-size="12pt" fo:letter-spacing="normal" fo:font-style="normal" style:text-underline-style="none" fo:font-weight="normal" style:font-name-asian="PMingLiU1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PMingLiU1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2" fo:font-size="10pt" fo:letter-spacing="normal" fo:font-style="normal" style:text-underline-style="none" fo:font-weight="normal" style:font-name-asian="PMingLiU1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PMingLiU1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name-asian="ＭＳ Ｐゴシック1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Helvetica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385623" style:text-line-through-style="none" style:text-line-through-type="none" style:text-position="0% 100%" style:font-name="Helvetica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Helvetica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c00000" style:text-line-through-style="none" style:text-line-through-type="none" style:text-position="0% 100%" style:font-name="Helvetica" fo:font-size="24pt" fo:letter-spacing="normal" fo:font-style="normal" style:text-underline-style="solid" style:text-underline-width="auto" style:text-underline-color="font-color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2e75b6" style:text-line-through-style="none" style:text-line-through-type="none" style:text-position="0% 100%" style:font-name="Helvetica" fo:font-size="28pt" fo:letter-spacing="normal" fo:font-style="normal" style:text-underline-style="solid" style:text-underline-width="auto" style:text-underline-color="font-color" fo:font-weight="bold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548235" style:text-line-through-style="none" style:text-line-through-type="none" style:text-position="0% 100%" style:font-name="Calibri Light" fo:font-size="16pt" fo:letter-spacing="normal" fo:font-style="normal" fo:text-shadow="none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c00000" style:text-line-through-style="none" style:text-line-through-type="none" style:text-position="0% 100%" style:font-name="Calibri Light" fo:font-size="16pt" fo:letter-spacing="normal" fo:font-style="normal" fo:text-shadow="none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fo:text-shadow="none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variant="normal" fo:text-transform="none" fo:color="#00b0f0" style:text-line-through-style="none" style:text-line-through-type="none" style:text-position="0% 100%" style:font-name="Helvetica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font-variant="normal" fo:text-transform="none" fo:color="#355e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 Light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7" style:family="text">
      <style:text-properties fo:font-variant="normal" fo:text-transform="none" fo:color="#355e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style:font-name="Calibri light" fo:font-size="40pt" style:font-size-asian="40pt" style:font-size-complex="40pt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1" style:family="text">
      <style:text-properties fo:font-variant="normal" fo:text-transform="none" fo:color="#355e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4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6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806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c00000" style:text-line-through-style="none" style:text-line-through-type="none" style:text-position="0% 100%" style:font-name="Calibri2" fo:font-size="24pt" fo:letter-spacing="normal" fo:font-style="normal" style:text-underline-style="none" fo:font-weight="bold" style:font-name-asian="PMingLiU1" style:font-size-asian="24pt" style:font-style-asian="normal" style:font-weight-asian="bold" style:font-size-complex="24pt" style:font-style-complex="normal" style:font-weight-complex="bold"/>
    </style:style>
    <style:style style:name="T39" style:family="text">
      <style:text-properties fo:font-variant="normal" fo:text-transform="none" fo:color="#c00000" style:text-line-through-style="none" style:text-line-through-type="none" style:text-position="0% 100%" style:font-name="Calibri2" fo:font-size="24pt" fo:letter-spacing="normal" fo:font-style="normal" style:text-underline-style="none" fo:font-weight="normal" style:font-name-asian="PMingLiU1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1949" style:text-line-through-style="none" style:text-line-through-type="none" style:text-position="0% 100%" style:font-name="Helvetica2" fo:font-size="20pt" fo:letter-spacing="normal" fo:font-style="normal" style:text-underline-style="none" fo:font-weight="bold" style:font-name-asian="Gill Sans1" style:font-size-asian="20pt" style:font-style-asian="normal" style:font-weight-asian="bold" style:font-name-complex="Helvetica2" style:font-size-complex="20pt" style:font-style-complex="normal" style:font-weight-complex="bold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Helvetica2" fo:font-size="28pt" fo:letter-spacing="normal" fo:font-style="normal" style:text-underline-style="none" fo:font-weight="bold" style:font-size-asian="28pt" style:font-style-asian="normal" style:font-weight-asian="bold" style:font-name-complex="Helvetica2" style:font-size-complex="28pt" style:font-style-complex="normal" style:font-weight-complex="bold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Calibri Ligh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 Light" fo:font-size="40pt" fo:letter-spacing="normal" fo:font-style="normal" style:text-underline-style="none" fo:font-weight="normal" style:font-name-asian="ＭＳ Ｐゴシック1" style:font-size-asian="40pt" style:font-style-asian="normal" style:font-weight-asian="normal" style:font-size-complex="40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font-style="normal" style:text-underline-style="none" fo:font-weight="normal" style:font-name-asian="PMingLiU1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0070c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7" style:family="text">
      <style:text-properties fo:font-variant="normal" fo:text-transform="none" fo:color="#0070c0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70c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51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52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Tele-GroteskFet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7" style:family="text">
      <style:text-properties fo:font-variant="normal" fo:text-transform="none" fo:color="#00206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8" style:family="text">
      <style:text-properties fo:font-variant="normal" fo:text-transform="none" fo:color="#0563c1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333f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38562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2e75b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54823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b0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634cm"/>
        <style:text-properties style:font-name="Arial" fo:color="#c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634cm"/>
        <style:text-properties style:font-name="Arial" fo:color="#c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0.634cm"/>
        <style:text-properties style:font-name="Arial" fo:color="#4f6228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001cm" text:min-label-width="0.634cm"/>
        <style:text-properties style:font-name="Arial" fo:color="#4f6228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40315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space-before="0.001cm" text:min-label-width="0.634cm"/>
        <style:text-properties style:font-name="Arial" fo:color="#40404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StarSymbol" fo:color="#806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min-label-width="0.6cm"/>
        <style:text-properties fo:font-family="StarSymbol" fo:color="#00194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•">
        <style:list-level-properties text:space-before="0.001cm" text:min-label-width="0.634cm"/>
        <style:text-properties style:font-name="Arial" fo:color="#0070c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•">
        <style:list-level-properties text:space-before="0.001cm" text:min-label-width="0.634cm"/>
        <style:text-properties style:font-name="Arial" fo:color="#0070c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•">
        <style:list-level-properties text:space-before="0.001cm" text:min-label-width="0.634cm"/>
        <style:text-properties style:font-name="Arial" fo:color="#0070c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•">
        <style:list-level-properties text:space-before="0.001cm" text:min-label-width="0.634cm"/>
        <style:text-properties style:font-name="Arial" fo:color="#0070c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c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c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space-before="0.3cm" text:min-label-width="0.9cm"/>
        <style:text-properties fo:color="#00206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c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Introduction to Software Defined Network (SDN) <text:s/></text:span></text:p>
          </draw:text-box>
        </draw:frame>
        <draw:frame draw:name="Subtitle 2" presentation:style-name="pr2" draw:text-style-name="P4" draw:layer="layout" svg:width="25.399cm" svg:height="2.434cm" svg:x="4.233cm" svg:y="11.24cm" presentation:class="subtitle" presentation:user-transformed="true">
          <draw:text-box>
            <text:p text:style-name="P3"><text:span text:style-name="T2">- Srinivas Kodal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utline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3">Agenda</text:span></text:p>
          </draw:text-box>
        </draw:frame>
        <draw:frame draw:name="Content Placeholder 2" presentation:style-name="pr5" draw:text-style-name="P8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7"><text:span text:style-name="T4">Introduction.</text:span></text:p>
              </text:list-item>
              <text:list-item>
                <text:p text:style-name="P7"><text:span text:style-name="T4">What is Software-Defined Network and Why?</text:span></text:p>
              </text:list-item>
              <text:list-item>
                <text:p text:style-name="P7"><text:span text:style-name="T4">OpenFlow – quick bite.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raditional Network Router" draw:style-name="dp1" draw:master-page-name="Title_20_and_20_Content" presentation:presentation-page-layout-name="AL2T11">
        <draw:frame draw:name="標題 1" presentation:style-name="pr4" draw:text-style-name="P6" draw:layer="layout" svg:width="29.209cm" svg:height="2.458cm" svg:x="2.24cm" svg:y="0.664cm" presentation:class="title" presentation:user-transformed="true">
          <draw:text-box>
            <text:p text:style-name="P9"><text:span text:style-name="T3">Present Routers</text:span></text:p>
          </draw:text-box>
        </draw:frame>
        <draw:frame draw:name="內容版面配置區 2" presentation:style-name="pr5" draw:text-style-name="P8" draw:layer="layout" svg:width="23.842cm" svg:height="12.571cm" svg:x="4.52cm" svg:y="3.726cm" presentation:class="outline" presentation:user-transformed="true">
          <draw:text-box>
            <text:list text:style-name="L4">
              <text:list-item>
                <text:p text:style-name="P10"><text:span text:style-name="T4">Router can be partitioned into </text:span><text:span text:style-name="T5">control</text:span><text:span text:style-name="T4"> and </text:span><text:span text:style-name="T5">data plane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Management plane/ configuration </text:span></text:p>
                  </text:list-item>
                  <text:list-item>
                    <text:p text:style-name="P11"><text:span text:style-name="T6">Control plane / Decision: <text:s/>OSPF (Open Shortest Path First)</text:span></text:p>
                  </text:list-item>
                  <text:list-item>
                    <text:p text:style-name="P11"><text:span text:style-name="T6">Data plane / Forwarding</text:span></text:p>
                  </text:list-item>
                </text:list>
              </text:list-item>
            </text:list>
          </draw:text-box>
        </draw:frame>
        <draw:custom-shape draw:name="矩形 5" draw:style-name="gr2" draw:text-style-name="P12" draw:layer="layout" svg:width="10.054cm" svg:height="7.317cm" svg:x="11.89cm" svg:y="11.2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 6" draw:style-name="gr3" draw:text-style-name="P12" draw:layer="layout" svg:width="8.917cm" svg:height="1.479cm" svg:x="12.37cm" svg:y="11.951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圓角矩形 7" draw:style-name="gr3" draw:text-style-name="P12" draw:layer="layout" svg:width="8.917cm" svg:height="2.729cm" svg:x="12.457cm" svg:y="13.921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圓角矩形 11" draw:style-name="gr4" draw:text-style-name="P14" draw:layer="layout" svg:width="7.985cm" svg:height="0.55cm" svg:x="12.822cm" svg:y="12.691cm">
          <text:p text:style-name="P13"><text:span text:style-name="T7">Configuration / CLI / GU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圓角矩形 12" draw:style-name="gr4" draw:text-style-name="P14" draw:layer="layout" svg:width="3.65cm" svg:height="0.552cm" svg:x="17.157cm" svg:y="14.033cm">
          <text:p text:style-name="P13"><text:span text:style-name="T7">Static rout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文字方塊 13" draw:style-name="gr5" draw:text-style-name="P16" draw:layer="layout" svg:width="5.531cm" svg:height="1.172cm" svg:x="11.352cm" svg:y="13.929cm">
          <text:p text:style-name="P15"><text:span text:style-name="T8">Control pla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 14" draw:style-name="gr4" draw:text-style-name="P14" draw:layer="layout" svg:width="6.827cm" svg:height="0.551cm" svg:x="12.841cm" svg:y="14.76cm">
          <text:p text:style-name="P13"><text:span text:style-name="T7">OSPF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圓角矩形 15" draw:style-name="gr6" draw:text-style-name="P18" draw:layer="layout" svg:width="2.602cm" svg:height="0.795cm" svg:x="12.841cm" svg:y="15.74cm">
          <text:p text:style-name="P17"><text:span text:style-name="T9">Neighbor tab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圓角矩形 16" draw:style-name="gr6" draw:text-style-name="P18" draw:layer="layout" svg:width="2.275cm" svg:height="0.795cm" svg:x="15.777cm" svg:y="15.74cm">
          <text:p text:style-name="P17"><text:span text:style-name="T9">Link state databas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圓角矩形 17" draw:style-name="gr6" draw:text-style-name="P18" draw:layer="layout" svg:width="2.279cm" svg:height="0.795cm" svg:x="18.528cm" svg:y="15.74cm">
          <text:p text:style-name="P17"><text:span text:style-name="T9">IP routing tab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圓角矩形 18" draw:style-name="gr3" draw:text-style-name="P12" draw:layer="layout" svg:width="8.917cm" svg:height="1.325cm" svg:x="12.457cm" svg:y="16.9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圓角矩形 19" draw:style-name="gr6" draw:text-style-name="P14" draw:layer="layout" svg:width="5.472cm" svg:height="0.692cm" svg:x="15.335cm" svg:y="17.377cm">
          <text:p text:style-name="P13"><text:span text:style-name="T7">Forwarding tab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文字方塊 20" draw:style-name="gr7" draw:text-style-name="P16" draw:layer="layout" svg:width="4.626cm" svg:height="1.172cm" svg:x="11.467cm" svg:y="16.958cm">
          <text:p text:style-name="P15"><text:span text:style-name="T8">Data pla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37" draw:style-name="gr8" draw:text-style-name="P19" draw:layer="layout" svg:width="0.002cm" svg:height="0.791cm" svg:x="19.349cm" svg:y="13.2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單箭頭接點 38" draw:style-name="gr8" draw:text-style-name="P19" draw:layer="layout" svg:width="0.001cm" svg:height="1.611cm" svg:x="15.789cm" svg:y="13.2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單箭頭接點 39" draw:style-name="gr8" draw:text-style-name="P19" draw:layer="layout" svg:width="0.001cm" svg:height="0.413cm" svg:x="13.817cm" svg:y="15.3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單箭頭接點 40" draw:style-name="gr8" draw:text-style-name="P19" draw:layer="layout" svg:width="0.001cm" svg:height="0.409cm" svg:x="16.199cm" svg:y="15.3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單箭頭接點 41" draw:style-name="gr8" draw:text-style-name="P19" draw:layer="layout" svg:width="0.001cm" svg:height="0.428cm" svg:x="19.24cm" svg:y="15.3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單箭頭接點 42" draw:style-name="gr8" draw:text-style-name="P19" draw:layer="layout" svg:width="0.002cm" svg:height="0.841cm" svg:x="19.018cm" svg:y="16.5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矩形 43" draw:style-name="gr9" draw:text-style-name="P12" draw:layer="layout" svg:width="3.02cm" svg:height="0.479cm" svg:x="9.12cm" svg:y="13.433cm">
          <text:p text:style-name="P20"><text:span text:style-name="T10">Rou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44" draw:style-name="gr8" draw:text-style-name="P19" draw:layer="layout" svg:width="0.001cm" svg:height="1.099cm" svg:x="20.481cm" svg:y="14.6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矩形 45" draw:style-name="gr9" draw:text-style-name="P12" draw:layer="layout" svg:width="3.02cm" svg:height="0.48cm" svg:x="9.05cm" svg:y="16.481cm">
          <text:p text:style-name="P20"><text:span text:style-name="T10">Switch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弧形接點 46" draw:style-name="gr10" draw:text-style-name="P19" draw:layer="layout" svg:width="1.011cm" svg:height="0.859cm" draw:transform="rotate (1.5707963267949) translate (10.774cm 14.92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弧形接點 47" draw:style-name="gr10" draw:text-style-name="P19" draw:layer="layout" svg:width="0.762cm" svg:height="1.073cm" draw:transform="rotate (1.5707963267949) translate (10.56cm 17.722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magine IF The Network is……..!!!" draw:style-name="dp1" draw:master-page-name="Title_20_and_20_Content" presentation:presentation-page-layout-name="AL2T11">
        <draw:frame draw:name="Title 12" presentation:style-name="pr4" draw:text-style-name="P6" draw:layer="layout" svg:width="24.129cm" svg:height="3.174cm" svg:x="4.868cm" svg:y="0.211cm" presentation:class="title" presentation:user-transformed="true">
          <draw:text-box>
            <text:p text:style-name="P5"><text:span text:style-name="T11">SDN - Why……..!!!</text:span></text:p>
          </draw:text-box>
        </draw:frame>
        <draw:custom-shape draw:name="Cloud 4" draw:style-name="gr11" draw:text-style-name="P12" draw:layer="layout" svg:width="17.7cm" svg:height="6.984cm" svg:x="8.89cm" svg:y="10.372cm">
          <text:p text:style-name="P20"/>
          <draw:enhanced-geometry draw:mirror-horizontal="false" draw:mirror-vertical="false" drawooo:sub-view-size="43200 43200 43200 43200" draw:text-areas="?f12 ?f13 ?f14 ?f15" svg:viewBox="0 0 0 0" draw:type="ooxml-non-primitive" draw:enhanced-path="M 3900 14370 L 3899 14370 C 3858 13959 3838 13545 3838 13131 3838 8055 6861 3941 10591 3941 11791 3941 12969 4376 14005 5201 L 14005 5202 C 14930 2828 16742 1344 18715 1344 20114 1344 21458 2093 22456 3431 L 22456 3432 C 23194 1415 24707 141 26362 141 27723 141 29007 1006 29832 2481 L 29832 2480 C 30755 1002 32110 150 33538 150 35888 150 37901 2435 38318 5575 L 38317 5576 C 40639 6438 42250 9313 42250 12594 42250 13579 42103 14554 41818 15460 L 41818 15459 C 42727 17070 43220 19044 43220 21076 43220 25663 40741 29553 37404 30203 L 37403 30202 C 37378 34523 34795 38007 31619 38007 30535 38007 29474 37593 28555 36813 L 28556 36813 C 27694 40699 25069 43358 22094 43358 19839 43358 17733 41821 16480 39263 L 16480 39264 C 15279 40250 13904 40771 12503 40771 9735 40771 7180 38748 5804 35469 L 5803 35469 C 5635 35496 5465 35510 5296 35510 2888 35510 936 32860 936 29592 936 28090 1356 26644 2112 25547 L 2113 25547 C 781 24481 -36 22528 -36 20418 -36 17370 1647 14817 3863 14504 Z N M 4693 26177 L 4693 26177 C 4580 26189 4468 26195 4356 26195 3584 26195 2826 25913 2160 25379 M 6928 34899 L 6927 34898 C 6572 35091 6200 35219 5820 35280 M 16478 39090 L 16477 39090 C 16210 38544 15986 37960 15809 37350 M 28827 34751 L 28826 34750 C 28787 35398 28698 36038 28560 36660 M 34129 22954 L 34128 22954 C 36118 24271 37381 27017 37381 30027 37381 30048 37380 30069 37380 30090 M 41798 15354 L 41798 15354 C 41473 16386 40978 17302 40350 18030 M 38324 5426 L 38324 5425 C 38375 5811 38401 6202 38401 6595 38401 6626 38400 6658 38400 6690 M 29078 3952 L 29078 3952 C 29266 3369 29516 2826 29820 2340 M 22141 4720 L 22140 4719 C 22217 4238 22338 3771 22500 3330 M 14000 5192 L 14000 5191 C 14471 5568 14908 6020 15299 6540 M 4127 15789 L 4127 15788 C 4024 15324 3948 14850 3900 14369 F N">
            <draw:equation draw:name="f0" draw:formula="6366915*logwidth/43200"/>
            <draw:equation draw:name="f1" draw:formula="1257300*logheight/43200"/>
            <draw:equation draw:name="f2" draw:formula="3186113*logwidth/43200"/>
            <draw:equation draw:name="f3" draw:formula="2511922*logheight/43200"/>
            <draw:equation draw:name="f4" draw:formula="19766*logwidth/43200"/>
            <draw:equation draw:name="f5" draw:formula="1257300*logheight/43200"/>
            <draw:equation draw:name="f6" draw:formula="3186113*logwidth/43200"/>
            <draw:equation draw:name="f7" draw:formula="143775*logheight/43200"/>
            <draw:equation draw:name="f8" draw:formula="0*60000/65536"/>
            <draw:equation draw:name="f9" draw:formula="1*60000/65536"/>
            <draw:equation draw:name="f10" draw:formula="2*60000/65536"/>
            <draw:equation draw:name="f11" draw:formula="3*60000/65536"/>
            <draw:equation draw:name="f12" draw:formula="5954*logwidth/43200"/>
            <draw:equation draw:name="f13" draw:formula="6524*logheight/43200"/>
            <draw:equation draw:name="f14" draw:formula="34174*logwidth/43200"/>
            <draw:equation draw:name="f15" draw:formula="34674*logheight/43200"/>
          </draw:enhanced-geometry>
        </draw:custom-shape>
        <draw:frame draw:name="Picture 41" draw:style-name="gr12" draw:text-style-name="P19" draw:layer="layout" svg:width="2.715cm" svg:height="1.159cm" svg:x="13.97cm" svg:y="10.548cm">
          <draw:image xlink:href="Pictures/2000002F0000007E000000370F5B5E5C.wmf" xlink:type="simple" xlink:show="embed" xlink:actuate="onLoad">
            <text:p/>
          </draw:image>
        </draw:frame>
        <draw:frame draw:name="Picture 41" draw:style-name="gr12" draw:text-style-name="P19" draw:layer="layout" svg:width="2.715cm" svg:height="1.159cm" svg:x="16.298cm" svg:y="14.781cm">
          <draw:image xlink:href="Pictures/2000002F0000007E000000370F5B5E5C.wmf" xlink:type="simple" xlink:show="embed" xlink:actuate="onLoad">
            <text:p/>
          </draw:image>
        </draw:frame>
        <draw:frame draw:name="Picture 41" draw:style-name="gr12" draw:text-style-name="P19" draw:layer="layout" svg:width="2.715cm" svg:height="1.159cm" svg:x="23.283cm" svg:y="12.03cm">
          <draw:image xlink:href="Pictures/2000002F0000007E000000370F5B5E5C.wmf" xlink:type="simple" xlink:show="embed" xlink:actuate="onLoad">
            <text:p/>
          </draw:image>
        </draw:frame>
        <draw:line draw:name="Straight Connector 8" draw:style-name="gr13" draw:text-style-name="P19" draw:layer="layout" svg:x1="11.394cm" svg:y1="13.246cm" svg:x2="14.181cm" svg:y2="11.394cm">
          <text:p/>
        </draw:line>
        <draw:line draw:name="Straight Connector 10" draw:style-name="gr13" draw:text-style-name="P19" draw:layer="layout" svg:x1="11.394cm" svg:y1="13.246cm" svg:x2="16.298cm" svg:y2="15.363cm">
          <text:p/>
        </draw:line>
        <draw:line draw:name="Straight Connector 13" draw:style-name="gr13" draw:text-style-name="P19" draw:layer="layout" svg:x1="16.086cm" svg:y1="11.818cm" svg:x2="16.933cm" svg:y2="14.781cm">
          <text:p/>
        </draw:line>
        <draw:line draw:name="Straight Connector 15" draw:style-name="gr13" draw:text-style-name="P19" draw:layer="layout" svg:x1="16.686cm" svg:y1="11.13cm" svg:x2="23.283cm" svg:y2="12.241cm">
          <text:p/>
        </draw:line>
        <draw:line draw:name="Straight Connector 26" draw:style-name="gr13" draw:text-style-name="P19" draw:layer="layout" svg:x1="19.014cm" svg:y1="15.363cm" svg:x2="23.495cm" svg:y2="13.088cm">
          <text:p/>
        </draw:line>
        <draw:frame draw:name="Picture 41" draw:style-name="gr12" draw:text-style-name="P19" draw:layer="layout" svg:width="2.715cm" svg:height="1.159cm" svg:x="8.678cm" svg:y="12.876cm">
          <draw:image xlink:href="Pictures/2000002F0000007E000000370F5B5E5C.wmf" xlink:type="simple" xlink:show="embed" xlink:actuate="onLoad">
            <text:p/>
          </draw:image>
        </draw:frame>
        <draw:custom-shape draw:name="Freeform 1" draw:style-name="gr14" draw:text-style-name="P12" draw:layer="layout" svg:width="1.247cm" svg:height="6.058cm" svg:x="8.749cm" svg:y="6.853cm">
          <text:p text:style-name="P20"/>
          <draw:enhanced-geometry draw:mirror-horizontal="false" draw:mirror-vertical="false" drawooo:sub-view-size="448322 1784864" draw:text-areas="?f12 ?f13 ?f14 ?f15" svg:viewBox="0 0 0 0" draw:type="ooxml-non-primitive" draw:enhanced-path="M 76808 0 C 22220 232833 -32368 465666 23334 748631 79036 1031596 346404 1541824 411018 1697789 475632 1853754 443325 1769087 411018 1684421 N">
            <draw:equation draw:name="f0" draw:formula="76969*logwidth/448322"/>
            <draw:equation draw:name="f1" draw:formula="0*logheight/1784864"/>
            <draw:equation draw:name="f2" draw:formula="23383*logwidth/448322"/>
            <draw:equation draw:name="f3" draw:formula="914878*logheight/1784864"/>
            <draw:equation draw:name="f4" draw:formula="411881*logwidth/448322"/>
            <draw:equation draw:name="f5" draw:formula="2074813*logheight/1784864"/>
            <draw:equation draw:name="f6" draw:formula="411881*logwidth/448322"/>
            <draw:equation draw:name="f7" draw:formula="2058477*logheight/1784864"/>
            <draw:equation draw:name="f8" draw:formula="0*60000/65536"/>
            <draw:equation draw:name="f9" draw:formula="0*60000/65536"/>
            <draw:equation draw:name="f10" draw:formula="0*60000/65536"/>
            <draw:equation draw:name="f11" draw:formula="0*60000/65536"/>
            <draw:equation draw:name="f12" draw:formula="0*logwidth/448322"/>
            <draw:equation draw:name="f13" draw:formula="0*logheight/1784864"/>
            <draw:equation draw:name="f14" draw:formula="448322*logwidth/448322"/>
            <draw:equation draw:name="f15" draw:formula="1784864*logheight/1784864"/>
          </draw:enhanced-geometry>
        </draw:custom-shape>
        <draw:custom-shape draw:name="Freeform 2" draw:style-name="gr14" draw:text-style-name="P12" draw:layer="layout" svg:width="5.864cm" svg:height="6.794cm" svg:x="10.821cm" svg:y="8.039cm">
          <text:p text:style-name="P20"/>
          <draw:enhanced-geometry draw:mirror-horizontal="false" draw:mirror-vertical="false" drawooo:sub-view-size="2112210 2446421" draw:text-areas="?f12 ?f13 ?f14 ?f15" svg:viewBox="0 0 0 0" draw:type="ooxml-non-primitive" draw:enhanced-path="M 0 0 C 133684 323070 267368 646141 454526 935790 641684 1225439 846666 1486123 1122947 1737895 1399228 1989667 1755719 2218044 2112210 2446421 N">
            <draw:equation draw:name="f0" draw:formula="0*logwidth/2112210"/>
            <draw:equation draw:name="f1" draw:formula="0*logheight/2446421"/>
            <draw:equation draw:name="f2" draw:formula="454346*logwidth/2112210"/>
            <draw:equation draw:name="f3" draw:formula="935758*logheight/2446421"/>
            <draw:equation draw:name="f4" draw:formula="1122503*logwidth/2112210"/>
            <draw:equation draw:name="f5" draw:formula="1737835*logheight/2446421"/>
            <draw:equation draw:name="f6" draw:formula="2111375*logwidth/2112210"/>
            <draw:equation draw:name="f7" draw:formula="2446337*logheight/2446421"/>
            <draw:equation draw:name="f8" draw:formula="0*60000/65536"/>
            <draw:equation draw:name="f9" draw:formula="0*60000/65536"/>
            <draw:equation draw:name="f10" draw:formula="0*60000/65536"/>
            <draw:equation draw:name="f11" draw:formula="0*60000/65536"/>
            <draw:equation draw:name="f12" draw:formula="0*logwidth/2112210"/>
            <draw:equation draw:name="f13" draw:formula="0*logheight/2446421"/>
            <draw:equation draw:name="f14" draw:formula="2112210*logwidth/2112210"/>
            <draw:equation draw:name="f15" draw:formula="2446421*logheight/2446421"/>
          </draw:enhanced-geometry>
        </draw:custom-shape>
        <draw:custom-shape draw:name="Freeform 5" draw:style-name="gr14" draw:text-style-name="P12" draw:layer="layout" svg:width="4.232cm" svg:height="3.721cm" svg:x="11.007cm" svg:y="7.073cm">
          <text:p text:style-name="P20"/>
          <draw:enhanced-geometry draw:mirror-horizontal="false" draw:mirror-vertical="false" drawooo:sub-view-size="1163053 1283369" draw:text-areas="?f9 ?f10 ?f11 ?f12" svg:viewBox="0 0 0 0" draw:type="ooxml-non-primitive" draw:enhanced-path="M 0 0 C 183816 173789 367632 347579 561474 561474 755316 775369 959184 1029369 1163053 1283369 N">
            <draw:equation draw:name="f0" draw:formula="0*logwidth/1163053"/>
            <draw:equation draw:name="f1" draw:formula="0*logheight/1283369"/>
            <draw:equation draw:name="f2" draw:formula="735724*logwidth/1163053"/>
            <draw:equation draw:name="f3" draw:formula="586184*logheight/1283369"/>
            <draw:equation draw:name="f4" draw:formula="1524000*logwidth/1163053"/>
            <draw:equation draw:name="f5" draw:formula="1339850*logheight/1283369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1163053"/>
            <draw:equation draw:name="f10" draw:formula="0*logheight/1283369"/>
            <draw:equation draw:name="f11" draw:formula="1163053*logwidth/1163053"/>
            <draw:equation draw:name="f12" draw:formula="1283369*logheight/1283369"/>
          </draw:enhanced-geometry>
        </draw:custom-shape>
        <draw:custom-shape draw:name="Freeform 6" draw:style-name="gr14" draw:text-style-name="P12" draw:layer="layout" svg:width="13.149cm" svg:height="5.657cm" svg:x="11.077cm" svg:y="6.625cm">
          <text:p text:style-name="P20"/>
          <draw:enhanced-geometry draw:mirror-horizontal="false" draw:mirror-vertical="false" drawooo:sub-view-size="4572000 1965158" draw:text-areas="?f12 ?f13 ?f14 ?f15" svg:viewBox="0 0 0 0" draw:type="ooxml-non-primitive" draw:enhanced-path="M 0 0 C 825500 250658 1651000 501316 2245895 708526 2840790 915737 3181685 1033824 3569369 1243263 3957053 1452702 4264526 1708930 4572000 1965158 N">
            <draw:equation draw:name="f0" draw:formula="0*logwidth/4572000"/>
            <draw:equation draw:name="f1" draw:formula="0*logheight/1965158"/>
            <draw:equation draw:name="f2" draw:formula="2325437*logwidth/4572000"/>
            <draw:equation draw:name="f3" draw:formula="734342*logheight/1965158"/>
            <draw:equation draw:name="f4" draw:formula="3695784*logwidth/4572000"/>
            <draw:equation draw:name="f5" draw:formula="1288563*logheight/1965158"/>
            <draw:equation draw:name="f6" draw:formula="4733925*logwidth/4572000"/>
            <draw:equation draw:name="f7" draw:formula="2036762*logheight/1965158"/>
            <draw:equation draw:name="f8" draw:formula="0*60000/65536"/>
            <draw:equation draw:name="f9" draw:formula="0*60000/65536"/>
            <draw:equation draw:name="f10" draw:formula="0*60000/65536"/>
            <draw:equation draw:name="f11" draw:formula="0*60000/65536"/>
            <draw:equation draw:name="f12" draw:formula="0*logwidth/4572000"/>
            <draw:equation draw:name="f13" draw:formula="0*logheight/1965158"/>
            <draw:equation draw:name="f14" draw:formula="4572000*logwidth/4572000"/>
            <draw:equation draw:name="f15" draw:formula="1965158*logheight/1965158"/>
          </draw:enhanced-geometry>
        </draw:custom-shape>
        <draw:custom-shape draw:name="TextBox 24" draw:style-name="gr15" draw:text-style-name="P21" draw:layer="layout" svg:width="7.094cm" svg:height="1.098cm" svg:x="18.283cm" svg:y="7.387cm">
          <text:p text:style-name="P20"><text:span text:style-name="T12">API to the data pla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5" draw:text-style-name="P21" draw:layer="layout" svg:width="8.314cm" svg:height="1.013cm" svg:x="10.647cm" svg:y="5.273cm">
          <text:p text:style-name="P20"><text:span text:style-name="T13">Logically-centralized 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5" draw:text-style-name="P21" draw:layer="layout" svg:width="3.335cm" svg:height="1.098cm" svg:x="24.435cm" svg:y="13.335cm">
          <text:p text:style-name="P20"><text:span text:style-name="T14">Switch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1" draw:style-name="gr16" draw:text-style-name="P21" draw:layer="layout" svg:width="2.327cm" svg:height="1.556cm" svg:x="8.678cm" svg:y="6.275cm">
          <text:p text:style-name="P20"><text:span text:style-name="T1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2" draw:style-name="gr15" draw:text-style-name="P21" draw:layer="layout" svg:width="2.196cm" svg:height="1.013cm" svg:x="13.335cm" svg:y="6.284cm">
          <text:p text:style-name="P20"><text:span text:style-name="T13">Sm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5" draw:text-style-name="P21" draw:layer="layout" svg:width="2.586cm" svg:height="1.945cm" svg:x="26.529cm" svg:y="11.007cm">
          <text:p text:style-name="P20"><text:span text:style-name="T15">Dumb,</text:span></text:p>
          <text:p text:style-name="P20"><text:span text:style-name="T15">fa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7" draw:text-style-name="P21" draw:layer="layout" svg:width="6.006cm" svg:height="1.267cm" svg:x="3.424cm" svg:y="4.185cm">
          <text:p text:style-name="P20"><text:span text:style-name="T16">Control Pla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8" draw:text-style-name="P21" draw:layer="layout" svg:width="5.553cm" svg:height="1.436cm" svg:x="3.896cm" svg:y="14.952cm">
          <text:p text:style-name="P20"><text:span text:style-name="T17">Data Pla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9" draw:text-style-name="P24" xml:id="id1" draw:id="id1" draw:layer="layout" svg:width="7.018cm" svg:height="6.757cm" svg:x="26.103cm" svg:y="4.043cm">
          <text:p text:style-name="P22"><text:span text:style-name="T18">SDN: </text:span><text:span text:style-name="T19">Separate Control plane and Data plane</text:span><text:span text:style-name="T18">.</text:span></text:p>
          <text:list text:style-name="L15">
            <text:list-item>
              <text:p text:style-name="P23"><text:span text:style-name="T20">Directly Programmable</text:span></text:p>
            </text:list-item>
            <text:list-item>
              <text:p text:style-name="P23"><text:span text:style-name="T21">Centrally Manageable</text:span></text:p>
            </text:list-item>
            <text:list-item>
              <text:p text:style-name="P23"><text:span text:style-name="T21">Agile</text:span></text:p>
            </text:list-item>
            <text:list-item>
              <text:p text:style-name="P23"><text:span text:style-name="T21">Open Standard Bas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5" draw:text-style-name="P21" draw:layer="layout" svg:width="4.406cm" svg:height="1.267cm" svg:x="0.853cm" svg:y="8.648cm">
          <text:p text:style-name="P20"><text:span text:style-name="T22">Separ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20" draw:text-style-name="P19" draw:layer="layout" svg:width="0.003cm" svg:height="8.856cm" svg:x="5.42cm" svg:y="5.978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26" draw:layer="layout" svg:width="8.254cm" svg:height="1.273cm" svg:x="10.791cm" svg:y="24.126cm" presentation:class="page-number" presentation:user-transformed="true">
            <draw:text-box>
              <text:p text:style-name="P25"><text:span text:style-name="T23"><text:page-number>&lt;number&gt;</text:page-number></text:span></text:p>
            </draw:text-box>
          </draw:frame>
        </presentation:notes>
      </draw:page>
      <draw:page draw:name="SDN Basic Concept" draw:style-name="dp1" draw:master-page-name="Title_20_and_20_Content" presentation:presentation-page-layout-name="AL2T11">
        <draw:frame draw:name="標題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9"><text:span text:style-name="T3">SDN Basic Concept</text:span></text:p>
          </draw:text-box>
        </draw:frame>
        <draw:frame draw:name="內容版面配置區 2" presentation:style-name="pr9" draw:text-style-name="P8" draw:layer="layout" svg:width="22.828cm" svg:height="13.03cm" svg:x="5.519cm" svg:y="5.03cm" presentation:class="outline" presentation:user-transformed="true">
          <draw:text-box>
            <text:list text:style-name="L18">
              <text:list-item>
                <text:p text:style-name="P7"><text:span text:style-name="T24">Separate Control plane and Data plane entities.</text:span></text:p>
              </text:list-item>
            </text:list>
            <text:list text:style-name="L19">
              <text:list-item>
                <text:list>
                  <text:list-item>
                    <text:p text:style-name="P27"><text:span text:style-name="T25">Network intelligence and state are logically centralized.</text:span></text:p>
                  </text:list-item>
                  <text:list-item>
                    <text:p text:style-name="P27"><text:span text:style-name="T25">The underlying network infrastructure is abstracted from the applications.</text:span></text:p>
                  </text:list-item>
                </text:list>
              </text:list-item>
            </text:list>
            <text:list text:style-name="L20">
              <text:list-item>
                <text:p text:style-name="P7"><text:span text:style-name="T24">Execute or run Control plane software on general purpose hardware.</text:span></text:p>
              </text:list-item>
            </text:list>
            <text:list text:style-name="L21">
              <text:list-item>
                <text:list>
                  <text:list-item>
                    <text:p text:style-name="P27"><text:span text:style-name="T25">Decouple from specific networking hardware.</text:span></text:p>
                  </text:list-item>
                  <text:list-item>
                    <text:p text:style-name="P27"><text:span text:style-name="T25">Use commodity servers and switches.</text:span></text:p>
                  </text:list-item>
                </text:list>
              </text:list-item>
              <text:list-item>
                <text:p text:style-name="P7"><text:span text:style-name="T24">Have programmable data planes.</text:span></text:p>
                <text:list>
                  <text:list-item>
                    <text:p text:style-name="P27"><text:span text:style-name="T25">Maintain, control and program data plane state from a central entity.</text:span></text:p>
                  </text:list-item>
                </text:list>
              </text:list-item>
              <text:list-item>
                <text:p text:style-name="P7"><text:span text:style-name="T24">An architecture to control not just a networking device but an entire network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presentation:style-name="pr10" draw:layer="layout" svg:width="29.209cm" svg:height="3.681cm" svg:x="2.328cm" svg:y="1.014cm" presentation:class="title">
          <draw:text-box>
            <text:p text:style-name="P28"><text:span text:style-name="T26">SDN Architecture</text:span></text:p>
          </draw:text-box>
        </draw:frame>
        <draw:frame draw:name="Object 1" draw:style-name="gr21" draw:layer="layout" svg:width="29.238cm" svg:height="13.329cm" svg:x="2.4cm" svg:y="5.058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標題 1" presentation:style-name="pr4" draw:text-style-name="P29" draw:layer="layout" svg:width="29.209cm" svg:height="2.986cm" svg:x="2.328cm" svg:y="1.014cm" presentation:class="title" presentation:user-transformed="true">
          <draw:text-box>
            <text:p text:style-name="P28"><text:span text:style-name="T26">SDN Architectural Components</text:span></text:p>
          </draw:text-box>
        </draw:frame>
        <draw:frame draw:name="內容版面配置區 2" presentation:style-name="pr9" draw:text-style-name="P33" draw:layer="layout" svg:width="22.828cm" svg:height="13.03cm" svg:x="5.519cm" svg:y="5.03cm" presentation:class="outline" presentation:user-transformed="true">
          <draw:text-box>
            <text:list text:style-name="L18">
              <text:list-item>
                <text:p text:style-name="P30"><text:span text:style-name="T27">SDN Application</text:span></text:p>
                <text:list>
                  <text:list-item>
                    <text:p text:style-name="P31"><text:span text:style-name="T28">SDN App logic, NBI Driver</text:span></text:p>
                  </text:list-item>
                </text:list>
              </text:list-item>
              <text:list-item>
                <text:p text:style-name="P30"><text:span text:style-name="T27">SDN Controller</text:span></text:p>
                <text:list>
                  <text:list-item>
                    <text:p text:style-name="P31"><text:span text:style-name="T28">Translating requirements from SDN App down to the SDN Path.</text:span></text:p>
                  </text:list-item>
                  <text:list-item>
                    <text:p text:style-name="P31"><text:span text:style-name="T28">NBI Agent, SDN Controller logic, CDPI Driver</text:span></text:p>
                  </text:list-item>
                </text:list>
              </text:list-item>
              <text:list-item>
                <text:p text:style-name="P30"><text:span text:style-name="T27">SDN DataPath</text:span></text:p>
                <text:list>
                  <text:list-item>
                    <text:p text:style-name="P31"><text:span text:style-name="T28">CDPI Agent</text:span></text:p>
                  </text:list-item>
                  <text:list-item>
                    <text:p text:style-name="P31"><text:span text:style-name="T28">Forwarding Engine(least 1)</text:span></text:p>
                  </text:list-item>
                  <text:list-item>
                    <text:p text:style-name="P31"><text:span text:style-name="T28">Processing functions(least 0)</text:span></text:p>
                  </text:list-item>
                </text:list>
              </text:list-item>
              <text:list-item>
                <text:p text:style-name="P30"><text:span text:style-name="T27">SDN Control-to-Data Plane Interface(CDPI)</text:span></text:p>
                <text:list>
                  <text:list-item>
                    <text:p text:style-name="P31"><text:span text:style-name="T28">Programmatic control of all forwarding operation</text:span></text:p>
                  </text:list-item>
                  <text:list-item>
                    <text:p text:style-name="P31"><text:span text:style-name="T28">Capabilities Advertisement</text:span></text:p>
                  </text:list-item>
                  <text:list-item>
                    <text:p text:style-name="P31"><text:span text:style-name="T28">Statistics Reporting</text:span></text:p>
                  </text:list-item>
                  <text:list-item>
                    <text:p text:style-name="P31"><text:span text:style-name="T28">Event Notification</text:span></text:p>
                  </text:list-item>
                </text:list>
              </text:list-item>
              <text:list-item>
                <text:p text:style-name="P30"><text:span text:style-name="T27">SDN North Bound Interface(NBI)</text:span></text:p>
                <text:list>
                  <text:list-item>
                    <text:p text:style-name="P31"><text:span text:style-name="T28">Abstraction</text:span></text:p>
                  </text:list-item>
                </text:list>
              </text:list-item>
            </text:list>
            <text:list text:style-name="L19">
              <text:list-item>
                <text:list>
                  <text:list-header>
                    <text:p text:style-name="P32"><text:span text:style-name="T2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標題 1" presentation:style-name="pr4" draw:text-style-name="P29" draw:layer="layout" svg:width="29.209cm" svg:height="2.986cm" svg:x="2.328cm" svg:y="1.014cm" presentation:class="title" presentation:user-transformed="true">
          <draw:text-box>
            <text:p text:style-name="P28"><text:span text:style-name="T26">SDN Control Plane</text:span></text:p>
          </draw:text-box>
        </draw:frame>
        <draw:frame draw:name="內容版面配置區 2" presentation:style-name="pr9" draw:text-style-name="P33" draw:layer="layout" svg:width="22.828cm" svg:height="13.03cm" svg:x="5.519cm" svg:y="5.03cm" presentation:class="outline" presentation:user-transformed="true">
          <draw:text-box>
            <text:list text:style-name="L18">
              <text:list-item>
                <text:p text:style-name="P30"><text:span text:style-name="T27">Centralized distributed</text:span></text:p>
                <text:list>
                  <text:list-item>
                    <text:p text:style-name="P31"><text:span text:style-name="T28">I'm the boss for every one.</text:span></text:p>
                  </text:list-item>
                </text:list>
              </text:list-item>
              <text:list-item>
                <text:p text:style-name="P30"><text:span text:style-name="T27">Hierarchical distributed</text:span></text:p>
                <text:list>
                  <text:list-item>
                    <text:p text:style-name="P31"><text:span text:style-name="T28">I will take control of few and they will take of sub ordinates</text:span></text:p>
                  </text:list-item>
                </text:list>
              </text:list-item>
              <text:list-item>
                <text:p text:style-name="P30"><text:span text:style-name="T27">Fully distributed.</text:span></text:p>
                <text:list>
                  <text:list-item>
                    <text:p text:style-name="P31"><text:span text:style-name="T28">We all are equal. We distribute ourselves to score a huge hit.</text:span></text:p>
                  </text:list-item>
                </text:list>
              </text:list-item>
            </text:list>
            <text:list text:style-name="L19">
              <text:list-item>
                <text:list>
                  <text:list-header>
                    <text:p text:style-name="P32"><text:span text:style-name="T2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標題 1" presentation:style-name="pr4" draw:text-style-name="P29" draw:layer="layout" svg:width="29.209cm" svg:height="2.986cm" svg:x="2.328cm" svg:y="1.014cm" presentation:class="title" presentation:user-transformed="true">
          <draw:text-box>
            <text:p text:style-name="P28"><text:span text:style-name="T26">SDN Flow Forwarding</text:span></text:p>
          </draw:text-box>
        </draw:frame>
        <draw:frame draw:name="內容版面配置區 2" presentation:style-name="pr9" draw:text-style-name="P33" draw:layer="layout" svg:width="22.828cm" svg:height="13.03cm" svg:x="5.519cm" svg:y="5.03cm" presentation:class="outline" presentation:user-transformed="true">
          <draw:text-box>
            <text:list text:style-name="L18">
              <text:list-item>
                <text:p text:style-name="P30"><text:span text:style-name="T27">Reactive mode</text:span></text:p>
                <text:list>
                  <text:list-item>
                    <text:p text:style-name="P31"><text:span text:style-name="T28">Flow rule will be added after the request from Switch</text:span></text:p>
                  </text:list-item>
                </text:list>
              </text:list-item>
              <text:list-item>
                <text:p text:style-name="P30"><text:span text:style-name="T27">Proactive mode</text:span></text:p>
                <text:list>
                  <text:list-item>
                    <text:p text:style-name="P31"><text:span text:style-name="T28">All possible flows will be added before traffic flow</text:span></text:p>
                  </text:list-item>
                </text:list>
              </text:list-item>
              <text:list-item>
                <text:p text:style-name="P30"><text:span text:style-name="T27">Hybrid mode</text:span></text:p>
                <text:list>
                  <text:list-item>
                    <text:p text:style-name="P31"><text:span text:style-name="T28">Salad of above:)</text:span></text:p>
                  </text:list-item>
                </text:list>
              </text:list-item>
            </text:list>
            <text:list text:style-name="L19">
              <text:list-item>
                <text:list>
                  <text:list-header>
                    <text:p text:style-name="P32"><text:span text:style-name="T2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presentation:style-name="pr10" draw:text-style-name="P34" draw:layer="layout" svg:width="29.209cm" svg:height="3.681cm" svg:x="2.328cm" svg:y="1.014cm" presentation:class="title">
          <draw:text-box>
            <text:p text:style-name="P34"><text:span text:style-name="T29">SDN Advantages</text:span></text:p>
          </draw:text-box>
        </draw:frame>
        <draw:frame draw:name="內容版面配置區 2" presentation:style-name="pr9" draw:text-style-name="P33" draw:layer="layout" svg:width="22.828cm" svg:height="13.03cm" svg:x="5.519cm" svg:y="5.03cm" presentation:class="outline" presentation:user-transformed="true">
          <draw:text-box>
            <text:list text:style-name="L18">
              <text:list-item>
                <text:p text:style-name="P30"><text:span text:style-name="T27">Abstraction : </text:span></text:p>
                <text:list>
                  <text:list-item>
                    <text:p text:style-name="P31"><text:span text:style-name="T30">The central controller abstracts the network for you. You don't have to bother about the underlying data plane.</text:span></text:p>
                  </text:list-item>
                </text:list>
              </text:list-item>
              <text:list-item>
                <text:p text:style-name="P30"><text:span text:style-name="T27">Virtualization : </text:span></text:p>
                <text:list>
                  <text:list-item>
                    <text:p text:style-name="P31"><text:span text:style-name="T30">Abstraction derives the virtualization. </text:span></text:p>
                  </text:list-item>
                </text:list>
              </text:list-item>
              <text:list-item>
                <text:p text:style-name="P30"><text:span text:style-name="T27">Orchestration: </text:span></text:p>
                <text:list>
                  <text:list-item>
                    <text:p text:style-name="P31"><text:span text:style-name="T30">Single command or API call to the controller from the application layer is needed.</text:span></text:p>
                  </text:list-item>
                </text:list>
              </text:list-item>
              <text:list-item>
                <text:p text:style-name="P30"><text:span text:style-name="T27">Automation : </text:span></text:p>
                <text:list>
                  <text:list-item>
                    <text:p text:style-name="P31"><text:span text:style-name="T30">One of the factor which incurs huge costs in networks, is operational cost . Automation is anyday preferred. Using SDN, Automation of many tasks like Policy enforcement, Feature Addition, New Protocol Support etc can be automated.</text:span></text:p>
                  </text:list-item>
                </text:list>
                <text:p text:style-name="P30"><text:span text:style-name="T27"/></text:p>
              </text:list-item>
            </text:list>
            <text:list text:style-name="L19">
              <text:list-item>
                <text:list>
                  <text:list-header>
                    <text:p text:style-name="P32"><text:span text:style-name="T24"/></text:p>
                  </text:list-header>
                </text:list>
              </text:list-item>
            </text:list>
          </draw:text-box>
        </draw:frame>
        <draw:frame draw:name="內容版面配置區 2" presentation:style-name="pr9" draw:text-style-name="P33" draw:layer="layout" svg:width="22.828cm" svg:height="13.03cm" svg:x="5.519cm" svg:y="5.03cm" presentation:class="outline" presentation:user-transformed="true">
          <draw:text-box>
            <text:list text:style-name="L18">
              <text:list-item>
                <text:p text:style-name="P30"><text:span text:style-name="T31"/></text:p>
              </text:list-item>
            </text:list>
            <text:list text:style-name="L19">
              <text:list-item>
                <text:list>
                  <text:list-header>
                    <text:p text:style-name="P32"><text:span text:style-name="T24"/></text:p>
                  </text:list-header>
                </text:list>
              </text:list-item>
            </text:list>
          </draw:text-box>
        </draw:frame>
        <draw:frame draw:name="內容版面配置區 2" presentation:style-name="pr9" draw:text-style-name="P33" draw:layer="layout" svg:width="22.828cm" svg:height="13.03cm" svg:x="3.8cm" svg:y="4.37cm" presentation:class="outline" presentation:user-transformed="true">
          <draw:text-box>
            <text:list text:style-name="L18">
              <text:list-header>
                <text:p text:style-name="P30"><text:span text:style-name="T24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presentation:style-name="pr10" draw:text-style-name="P35" draw:layer="layout" svg:width="29.209cm" svg:height="3.681cm" svg:x="2.328cm" svg:y="1.014cm" presentation:class="title">
          <draw:text-box>
            <text:p text:style-name="P35"><text:span text:style-name="T32">SDN Advantages</text:span></text:p>
          </draw:text-box>
        </draw:frame>
        <draw:frame draw:name="內容版面配置區 2" presentation:style-name="pr9" draw:text-style-name="P33" draw:layer="layout" svg:width="22.828cm" svg:height="13.03cm" svg:x="5.519cm" svg:y="5.03cm" presentation:class="outline" presentation:user-transformed="true">
          <draw:text-box>
            <text:list text:style-name="L18">
              <text:list-item>
                <text:p text:style-name="P30"><text:span text:style-name="T27">Performance : </text:span></text:p>
                <text:list>
                  <text:list-item>
                    <text:p text:style-name="P31"><text:span text:style-name="T30">Lot of applications like Load Balancing, Traffic Engineering methods , Capacity optimization can be deployed on the SDN .</text:span></text:p>
                  </text:list-item>
                </text:list>
              </text:list-item>
              <text:list-item>
                <text:p text:style-name="P30"><text:span text:style-name="T27">New Protocol Support: </text:span></text:p>
                <text:list>
                  <text:list-item>
                    <text:p text:style-name="P31"><text:span text:style-name="T30">With the advent of P4 and OpenFlow 2.0 designing and deploying new protocols on to the switches is really cool and easy.</text:span></text:p>
                  </text:list-item>
                </text:list>
                <text:p text:style-name="P30"><text:span text:style-name="T27"/></text:p>
                <text:p text:style-name="P30"><text:span text:style-name="T24"/></text:p>
              </text:list-item>
            </text:list>
          </draw:text-box>
        </draw:frame>
        <draw:frame draw:name="內容版面配置區 2" presentation:style-name="pr9" draw:text-style-name="P33" draw:layer="layout" svg:width="22.828cm" svg:height="13.03cm" svg:x="5.519cm" svg:y="5.03cm" presentation:class="outline" presentation:user-transformed="true">
          <draw:text-box>
            <text:list text:style-name="L18">
              <text:list-item>
                <text:p text:style-name="P30"><text:span text:style-name="T31"/></text:p>
              </text:list-item>
            </text:list>
            <text:list text:style-name="L19">
              <text:list-item>
                <text:list>
                  <text:list-header>
                    <text:p text:style-name="P32"><text:span text:style-name="T24"/></text:p>
                  </text:list-header>
                </text:list>
              </text:list-item>
            </text:list>
          </draw:text-box>
        </draw:frame>
        <draw:frame draw:name="內容版面配置區 2" presentation:style-name="pr9" draw:text-style-name="P33" draw:layer="layout" svg:width="22.828cm" svg:height="13.03cm" svg:x="5.519cm" svg:y="5.03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presentation:style-name="pr10" draw:text-style-name="P35" draw:layer="layout" svg:width="29.209cm" svg:height="3.681cm" svg:x="2.328cm" svg:y="1.014cm" presentation:class="title">
          <draw:text-box>
            <text:p text:style-name="P35"><text:span text:style-name="T32">SDN Challenges</text:span></text:p>
          </draw:text-box>
        </draw:frame>
        <draw:frame draw:name="內容版面配置區 2" presentation:style-name="pr9" draw:text-style-name="P33" draw:layer="layout" svg:width="22.828cm" svg:height="13.03cm" svg:x="5.519cm" svg:y="5.03cm" presentation:class="outline" presentation:user-transformed="true">
          <draw:text-box>
            <text:list text:style-name="L18">
              <text:list-item>
                <text:p text:style-name="P30"><text:span text:style-name="T28">One <text:s/>of the major challenge encountered in implementing SDN is the support <text:s/>from the router/switch companies. Nobody likes their devices to be dumb. But consumers want <text:s/>support and dumb devices as well. It's a deadlock</text:span></text:p>
              </text:list-item>
            </text:list>
            <text:list text:style-name="L19">
              <text:list-item>
                <text:list>
                  <text:list-header>
                    <text:p text:style-name="P32"><text:span text:style-name="T24"/></text:p>
                  </text:list-header>
                </text:list>
              </text:list-item>
            </text:list>
          </draw:text-box>
        </draw:frame>
        <draw:frame draw:name="內容版面配置區 2" presentation:style-name="pr9" draw:text-style-name="P33" draw:layer="layout" svg:width="22.828cm" svg:height="13.03cm" svg:x="5.519cm" svg:y="5.03cm" presentation:class="outline" presentation:user-transformed="true">
          <draw:text-box>
            <text:list text:style-name="L18">
              <text:list-item>
                <text:p text:style-name="P30"><text:span text:style-name="T31"/></text:p>
              </text:list-item>
            </text:list>
            <text:list text:style-name="L19">
              <text:list-item>
                <text:list>
                  <text:list-header>
                    <text:p text:style-name="P32"><text:span text:style-name="T24"/></text:p>
                  </text:list-header>
                </text:list>
              </text:list-item>
            </text:list>
          </draw:text-box>
        </draw:frame>
        <draw:frame draw:name="內容版面配置區 2" presentation:style-name="pr9" draw:text-style-name="P33" draw:layer="layout" svg:width="22.828cm" svg:height="13.03cm" svg:x="5.519cm" svg:y="5.03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DN in Real World – Google’s Story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3">SDN in Real World – Google’s Story</text:span></text:p>
          </draw:text-box>
        </draw:frame>
        <draw:frame draw:name="Content Placeholder 2" presentation:style-name="pr9" draw:text-style-name="P8" draw:layer="layout" svg:width="29.209cm" svg:height="13.708cm" svg:x="2.328cm" svg:y="5.071cm" presentation:class="outline" presentation:user-transformed="true">
          <draw:text-box>
            <text:list text:style-name="L4">
              <text:list-item>
                <text:p text:style-name="P7"><text:span text:style-name="T4">The industries were skeptical whether SDN was possible.</text:span></text:p>
              </text:list-item>
              <text:list-item>
                <text:p text:style-name="P7"><text:span text:style-name="T4">Google had big problems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33">High financial cost </text:span><text:span text:style-name="T6">managing their datacenters: Hardware and software upgrade, over provisioning (fault tolerant), manage large backup traffic, time to manage individual switch, and <text:s/>a lot of men power to manage the infrastructure. <text:s/></text:span></text:p>
                  </text:list-item>
                  <text:list-item>
                    <text:p text:style-name="P11"><text:span text:style-name="T33">Delay</text:span><text:span text:style-name="T6"> caused by rebuilding connections after link failure.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p text:style-name="P11"><text:span text:style-name="T28">Slow to rebuild the routing tables after link failure.</text:span></text:p>
                      </text:list-item>
                      <text:list-item>
                        <text:p text:style-name="P11"><text:span text:style-name="T28">Difficult to predict what the new network may perform.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Google went a head and implemented SDN.</text:span></text:p>
                <text:list>
                  <text:list-item>
                    <text:p text:style-name="P11"><text:span text:style-name="T6">Built their hardware and wrote their own software for their internal datacenters. </text:span></text:p>
                  </text:list-item>
                  <text:list-item>
                    <text:p text:style-name="P11"><text:span text:style-name="T6">Surprised the industries when Google announced SDN was possible in production. <text:s/></text:span></text:p>
                  </text:list-item>
                </text:list>
              </text:list-item>
            </text:list>
            <text:list text:style-name="L25">
              <text:list-header>
                <text:p text:style-name="P7"><text:span text:style-name="T34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he Origin of SDN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3">The Origin of SDN</text:span></text:p>
          </draw:text-box>
        </draw:frame>
        <draw:frame draw:name="Content Placeholder 2" presentation:style-name="pr5" draw:text-style-name="P8" draw:layer="layout" svg:width="30.966cm" svg:height="14.135cm" svg:x="1.206cm" svg:y="4.696cm" presentation:class="outline" presentation:user-transformed="true">
          <draw:text-box>
            <text:list text:style-name="L4">
              <text:list-item>
                <text:p text:style-name="P7"><text:span text:style-name="T6">2006: Martin Casado, a PhD student at Stanford and team propose a clean-slate security architecture (SANE) which defines a centralized control of security (in stead of at the edge as normally done). </text:span></text:p>
              </text:list-item>
              <text:list-item>
                <text:p text:style-name="P7"><text:span text:style-name="T6">2008: The idea of </text:span><text:span text:style-name="T35">Software Defined Network </text:span><text:span text:style-name="T6">is originated from OpenFlow project</text:span><text:span text:style-name="T6">.</text:span></text:p>
              </text:list-item>
              <text:list-item>
                <text:p text:style-name="P7"><text:span text:style-name="T6">2009: Stanford publishes OpenFlow</text:span><text:span text:style-name="T36"> </text:span><text:span text:style-name="T6">V1.0.0 specs.</text:span></text:p>
              </text:list-item>
              <text:list-item>
                <text:p text:style-name="P7"><text:span text:style-name="T6">2009: Martin Casado co-founds Nicira.</text:span></text:p>
              </text:list-item>
              <text:list-item>
                <text:p text:style-name="P7"><text:span text:style-name="T6">2011: Open Networking Foundation is formed.</text:span></text:p>
              </text:list-item>
              <text:list-item>
                <text:p text:style-name="P7"><text:span text:style-name="T6">2011: First Open Networking Summit. Many Industries (Juniper, Cisco announced to incorporate. </text:span></text:p>
              </text:list-item>
              <text:list-item>
                <text:p text:style-name="P7"><text:span text:style-name="T6">2012: VMware buys Nicira</text:span><text:span text:style-name="T6">.</text:span></text:p>
              </text:list-item>
            </text:list>
          </draw:text-box>
        </draw:frame>
        <draw:custom-shape draw:name="Rectangle 4" draw:style-name="gr15" draw:text-style-name="P12" draw:layer="layout" svg:width="5.507cm" svg:height="1.013cm" svg:x="22.211cm" svg:y="2.426cm">
          <text:p text:style-name="P15"><text:span text:style-name="T37">- Martin Cas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at is OpenFlow?" draw:style-name="dp1" draw:master-page-name="Title_20_and_20_Content" presentation:presentation-page-layout-name="AL2T11">
        <office:forms form:automatic-focus="false" form:apply-design-mode="false"/>
        <draw:line draw:name="Line 8" draw:style-name="gr22" draw:text-style-name="P12" draw:layer="layout" svg:x1="19.05cm" svg:y1="8.753cm" svg:x2="19.05cm" svg:y2="12.792cm">
          <text:p/>
        </draw:line>
        <draw:custom-shape draw:name="Rectangle 9" draw:style-name="gr23" draw:text-style-name="P12" draw:layer="layout" svg:width="7.555cm" svg:height="2.031cm" svg:x="11.137cm" svg:y="10.257cm">
          <text:p text:style-name="P36"><text:span text:style-name="T38">OpenFlow</text:span><text:span text:style-name="T39"> Protoc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" draw:style-name="gr24" draw:text-style-name="P12" draw:layer="layout" svg:width="14.899cm" svg:height="3.8cm" svg:x="9.313cm" svg:y="12.793cm">
          <text:p text:style-name="P15"/>
          <draw:enhanced-geometry draw:mirror-horizontal="false" draw:mirror-vertical="false" draw:text-areas="?f5 ?f5 ?f6 ?f7" svg:viewBox="0 0 0 0" draw:type="ooxml-roundRect" draw:modifiers="648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2" draw:style-name="gr25" draw:text-style-name="P12" draw:layer="layout" svg:width="13.912cm" svg:height="1.322cm" svg:x="9.781cm" svg:y="14.945cm">
          <text:p text:style-name="P37"><text:span text:style-name="T40">Data Path (Hardware)</text:span></text:p>
          <draw:enhanced-geometry draw:mirror-horizontal="false" draw:mirror-vertical="false" draw:text-areas="?f5 ?f5 ?f6 ?f7" svg:viewBox="0 0 0 0" draw:type="ooxml-roundRect" draw:modifiers="847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3" draw:style-name="gr25" draw:text-style-name="P12" draw:layer="layout" svg:width="9.692cm" svg:height="1.3cm" svg:x="9.781cm" svg:y="13.106cm">
          <text:p text:style-name="P37"><text:span text:style-name="T40">Control Path</text:span></text:p>
          <draw:enhanced-geometry draw:mirror-horizontal="false" draw:mirror-vertical="false" draw:text-areas="?f5 ?f5 ?f6 ?f7" svg:viewBox="0 0 0 0" draw:type="ooxml-roundRect" draw:modifiers="689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4" draw:style-name="gr26" draw:text-style-name="P12" draw:layer="layout" svg:x1="9.635cm" svg:y1="14.702cm" svg:x2="23.909cm" svg:y2="14.679cm">
          <text:p/>
        </draw:line>
        <draw:custom-shape draw:name="AutoShape 5" draw:style-name="gr25" draw:text-style-name="P12" draw:layer="layout" svg:width="3.796cm" svg:height="1.3cm" svg:x="19.897cm" svg:y="13.106cm">
          <text:p text:style-name="P37"><text:span text:style-name="T40">OpenFlow</text:span></text:p>
          <draw:enhanced-geometry draw:mirror-horizontal="false" draw:mirror-vertical="false" draw:text-areas="?f5 ?f5 ?f6 ?f7" svg:viewBox="0 0 0 0" draw:type="ooxml-roundRect" draw:modifiers="689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57" xml:id="id2" draw:id="id2">
          <draw:g draw:name="Group 56">
            <draw:custom-shape draw:name="AutoShape 1" draw:style-name="gr27" draw:text-style-name="P12" draw:layer="layout" svg:width="15.027cm" svg:height="3.837cm" svg:x="9.313cm" svg:y="12.777cm">
              <text:p text:style-name="P15"/>
              <draw:enhanced-geometry draw:mirror-horizontal="false" draw:mirror-vertical="false" draw:text-areas="?f5 ?f5 ?f6 ?f7" svg:viewBox="0 0 0 0" draw:type="ooxml-roundRect" draw:modifiers="6486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roup 53">
              <draw:frame draw:name="Picture 2" draw:style-name="gr28" draw:text-style-name="P19" draw:layer="layout" svg:width="6.664cm" svg:height="0.799cm" svg:x="10.1cm" svg:y="14.583cm">
                <draw:image xlink:href="Pictures/1000020100000241000000457AF9D815.png" xlink:type="simple" xlink:show="embed" xlink:actuate="onLoad">
                  <text:p/>
                </draw:image>
              </draw:frame>
              <draw:frame draw:name="Picture 4" draw:style-name="gr28" draw:text-style-name="P19" draw:layer="layout" svg:width="6.668cm" svg:height="0.799cm" svg:x="10.1cm" svg:y="15.387cm">
                <draw:image xlink:href="Pictures/1000020100000242000000450E707379.png" xlink:type="simple" xlink:show="embed" xlink:actuate="onLoad">
                  <text:p/>
                </draw:image>
              </draw:frame>
              <draw:frame draw:name="Picture 5" draw:style-name="gr28" draw:text-style-name="P19" draw:layer="layout" svg:width="6.664cm" svg:height="0.799cm" svg:x="17.223cm" svg:y="14.583cm">
                <draw:image xlink:href="Pictures/1000020100000241000000457AF9D815.png" xlink:type="simple" xlink:show="embed" xlink:actuate="onLoad">
                  <text:p/>
                </draw:image>
              </draw:frame>
              <draw:frame draw:name="Picture 6" draw:style-name="gr28" draw:text-style-name="P19" draw:layer="layout" svg:width="6.668cm" svg:height="0.799cm" svg:x="17.223cm" svg:y="15.387cm">
                <draw:image xlink:href="Pictures/1000020100000242000000450E707379.png" xlink:type="simple" xlink:show="embed" xlink:actuate="onLoad">
                  <text:p/>
                </draw:image>
              </draw:frame>
            </draw:g>
            <draw:g draw:name="Group 54">
              <draw:frame draw:name="Picture 7" draw:style-name="gr28" draw:text-style-name="P19" draw:layer="layout" svg:width="0.819cm" svg:height="0.676cm" svg:x="22.255cm" svg:y="13.229cm">
                <draw:image xlink:href="Pictures/10000201000000470000003B97490994.png" xlink:type="simple" xlink:show="embed" xlink:actuate="onLoad">
                  <text:p/>
                </draw:image>
              </draw:frame>
              <draw:frame draw:name="Picture 8" draw:style-name="gr28" draw:text-style-name="P19" draw:layer="layout" svg:width="0.819cm" svg:height="0.676cm" svg:x="23.072cm" svg:y="13.229cm">
                <draw:image xlink:href="Pictures/10000201000000470000003B97490994.png" xlink:type="simple" xlink:show="embed" xlink:actuate="onLoad">
                  <text:p/>
                </draw:image>
              </draw:frame>
            </draw:g>
          </draw:g>
          <draw:custom-shape draw:name="Rectangle 19" draw:style-name="gr29" draw:text-style-name="P12" draw:layer="layout" svg:width="6.237cm" svg:height="1.186cm" svg:x="9.905cm" svg:y="13.003cm">
            <text:p text:style-name="P20"><text:span text:style-name="T41">Data Pla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29" draw:style-name="gr30" draw:text-style-name="P12" draw:layer="layout" svg:width="18.508cm" svg:height="2.273cm" svg:x="7.62cm" svg:y="6.522cm">
          <text:p text:style-name="P20"><text:span text:style-name="T42"><text:s/></text:span><text:span text:style-name="T42">Control Plane (Network OS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64">
          <draw:custom-shape draw:name="Oval 35" draw:style-name="gr31" draw:text-style-name="P12" draw:layer="layout" svg:width="0.465cm" svg:height="0.461cm" svg:x="23.793cm" svg:y="7.116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6" draw:style-name="gr31" draw:text-style-name="P12" draw:layer="layout" svg:width="0.465cm" svg:height="0.461cm" svg:x="24.569cm" svg:y="6.654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7" draw:style-name="gr31" draw:text-style-name="P12" draw:layer="layout" svg:width="0.465cm" svg:height="0.461cm" svg:x="24.569cm" svg:y="7.885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8" draw:style-name="gr31" draw:text-style-name="P12" draw:layer="layout" svg:width="0.465cm" svg:height="0.461cm" svg:x="25.345cm" svg:y="7.27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9" draw:style-name="gr31" draw:text-style-name="P12" draw:layer="layout" svg:width="0.465cm" svg:height="0.461cm" svg:x="23.482cm" svg:y="7.885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40" draw:style-name="gr32" draw:text-style-name="P19" draw:layer="layout" svg:x1="24.19cm" svg:y1="7.183cm" svg:x2="24.637cm" svg:y2="7.047cm">
            <text:p/>
          </draw:line>
          <draw:line draw:name="Straight Connector 41" draw:style-name="gr32" draw:text-style-name="P19" draw:layer="layout" svg:x1="23.715cm" svg:y1="7.885cm" svg:x2="23.861cm" svg:y2="7.509cm">
            <text:p/>
          </draw:line>
          <draw:line draw:name="Straight Connector 42" draw:style-name="gr32" draw:text-style-name="P19" draw:layer="layout" svg:x1="23.879cm" svg:y1="7.952cm" svg:x2="24.801cm" svg:y2="7.115cm">
            <text:p/>
          </draw:line>
          <draw:line draw:name="Straight Connector 43" draw:style-name="gr32" draw:text-style-name="P19" draw:layer="layout" svg:x1="23.881cm" svg:y1="8.277cm" svg:x2="24.638cm" svg:y2="8.281cm">
            <text:p/>
          </draw:line>
          <draw:line draw:name="Straight Connector 44" draw:style-name="gr32" draw:text-style-name="P19" draw:layer="layout" svg:x1="24.801cm" svg:y1="7.115cm" svg:x2="25.413cm" svg:y2="7.337cm">
            <text:p/>
          </draw:line>
          <draw:line draw:name="Straight Connector 45" draw:style-name="gr32" draw:text-style-name="P19" draw:layer="layout" svg:x1="25.034cm" svg:y1="8.116cm" svg:x2="25.413cm" svg:y2="7.663cm">
            <text:p/>
          </draw:line>
        </draw:g>
        <draw:custom-shape draw:name="Rounded Rectangle 46" draw:style-name="gr33" draw:text-style-name="P12" draw:layer="layout" svg:width="6.984cm" svg:height="1.366cm" svg:x="9.784cm" svg:y="4.877cm">
          <text:p text:style-name="P20"><text:span text:style-name="T43">Application 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7" draw:style-name="gr33" draw:text-style-name="P12" draw:layer="layout" svg:width="7.002cm" svg:height="1.366cm" svg:x="16.963cm" svg:y="4.868cm">
          <text:p text:style-name="P20"><text:span text:style-name="T43">Application B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Title 31" presentation:style-name="pr4" draw:text-style-name="P6" draw:layer="layout" svg:width="22.859cm" svg:height="3.174cm" svg:x="5.503cm" svg:y="0.423cm" presentation:class="title" presentation:user-transformed="true">
          <draw:text-box>
            <text:p text:style-name="P9"><text:span text:style-name="T44">What is OpenFlow?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xit" presentation:preset-id="ooo-exit-wipe" presentation:preset-sub-type="from-right">
                  <anim:transitionFilter smil:dur="0.5s" smil:targetElement="id2" smil:type="barWipe" smil:subtype="leftToRight" smil:mode="out" smil:direction="reverse"/>
                  <anim:set smil:begin="0.499s" smil:dur="0.001s" smil:fill="hold" smil:targetElement="id2" smil:attributeName="visibility" smil:to="hidden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5.239cm" svg:height="8.572cm" svg:x="1.905cm" svg:y="3.175cm" draw:page-number="15" presentation:class="page"/>
          <draw:frame draw:name="Notes Placeholder 2" presentation:style-name="pr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26" draw:layer="layout" svg:width="8.254cm" svg:height="1.273cm" svg:x="10.791cm" svg:y="24.126cm" presentation:class="page-number" presentation:user-transformed="true">
            <draw:text-box>
              <text:p text:style-name="P38"><text:span text:style-name="T45"><text:page-number>&lt;number&gt;</text:page-number></text:span></text:p>
            </draw:text-box>
          </draw:frame>
        </presentation:notes>
      </draw:page>
      <draw:page draw:name="What is OpenFlow?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3">What is OpenFlow?</text:span></text:p>
          </draw:text-box>
        </draw:frame>
        <draw:frame draw:name="Content Placeholder 2" presentation:style-name="pr9" draw:text-style-name="P8" draw:layer="layout" svg:width="30.284cm" svg:height="13.538cm" svg:x="2.027cm" svg:y="5.071cm" presentation:class="outline" presentation:user-transformed="true">
          <draw:text-box>
            <text:list text:style-name="L4">
              <text:list-item>
                <text:p text:style-name="P7"><text:span text:style-name="T4">Allow separation of control and data planes.</text:span></text:p>
              </text:list-item>
              <text:list-item>
                <text:p text:style-name="P7"><text:span text:style-name="T4">Centralization of control.</text:span></text:p>
              </text:list-item>
              <text:list-item>
                <text:p text:style-name="P7"><text:span text:style-name="T4">Flow based control.</text:span></text:p>
              </text:list-item>
              <text:list-item>
                <text:p text:style-name="P7"><text:span text:style-name="T4">Takes advantage routing tables in Ethernet switches and routers.</text:span></text:p>
              </text:list-item>
            </text:list>
            <text:p text:style-name="P7"><text:span text:style-name="T4"/></text:p>
            <text:list text:style-name="L29">
              <text:list-item>
                <text:p text:style-name="P7"><text:span text:style-name="T46">SDN is not OpenFlow</text:span><text:span text:style-name="T4">.</text:span></text:p>
              </text:list-item>
            </text:list>
            <text:list text:style-name="L30">
              <text:list-item>
                <text:list>
                  <text:list-item>
                    <text:p text:style-name="P39"><text:span text:style-name="T33">SDN</text:span><text:span text:style-name="T6"> is a </text:span><text:span text:style-name="T47">concept</text:span><text:span text:style-name="T48"> </text:span><text:span text:style-name="T49"><text:s/></text:span><text:span text:style-name="T6">of the physical separation of the network control plane from the forwarding plane, and where a control plane controls several devices.</text:span></text:p>
                  </text:list-item>
                  <text:list-item>
                    <text:p text:style-name="P11"><text:span text:style-name="T50">OpenFlow</text:span><text:span text:style-name="T6"> is communication interface between the control and data plane of an </text:span><text:span text:style-name="T35">SDN architecture</text:span><text:span text:style-name="T6">. </text:span></text:p>
                  </text:list-item>
                </text:list>
              </text:list-item>
            </text:list>
            <text:list text:style-name="L31">
              <text:list-item>
                <text:list>
                  <text:list-item>
                    <text:list>
                      <text:list-item>
                        <text:p text:style-name="P11"><text:span text:style-name="T28">Allows direct access to and manipulation of the forwarding plane of network devices such as switches and routers, both physical and virtual. </text:span></text:p>
                      </text:list-item>
                    </text:list>
                  </text:list-item>
                </text:list>
              </text:list-item>
            </text:list>
            <text:p text:style-name="P31"><text:span text:style-name="T6"/></text:p>
            <text:p text:style-name="P31"><text:span text:style-name="T6"/></text:p>
            <text:p text:style-name="P7"><text:span text:style-name="T4"/></text:p>
            <text:p text:style-name="P7"><text:span text:style-name="T4"/></text:p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16" presentation:class="page"/>
          <draw:frame draw:name="Notes Placeholder 2" presentation:style-name="pr7" draw:text-style-name="P12" draw:layer="layout" svg:width="15.239cm" svg:height="10cm" svg:x="1.905cm" svg:y="12.224cm" presentation:class="notes" presentation:user-transformed="true">
            <draw:text-box>
              <text:p text:style-name="P40"><text:span text:style-name="T51">OpenFlow</text:span><text:span text:style-name="T52"> is a </text:span><text:span text:style-name="T53"><text:a xlink:href="http://en.wikipedia.org/wiki/Communications_protocol" xlink:type="simple">communications protocol</text:a></text:span><text:span text:style-name="T53"> that gives access to the </text:span><text:span text:style-name="T54"><text:a xlink:href="http://en.wikipedia.org/wiki/Forwarding_plane" xlink:type="simple">forwarding plane</text:a></text:span><text:span text:style-name="T53"> of a </text:span><text:span text:style-name="T54"><text:a xlink:href="http://en.wikipedia.org/wiki/Network_switch" xlink:type="simple">network switch</text:a></text:span><text:span text:style-name="T53"> or </text:span><text:span text:style-name="T54"><text:a xlink:href="http://en.wikipedia.org/wiki/Router_(computing)" xlink:type="simple">router</text:a></text:span><text:span text:style-name="T53"> over the network</text:span></text:p>
            </draw:text-box>
          </draw:frame>
          <draw:frame draw:name="Slide Number Placeholder 3" presentation:style-name="pr8" draw:text-style-name="P26" draw:layer="layout" svg:width="8.254cm" svg:height="1.273cm" svg:x="10.791cm" svg:y="24.126cm" presentation:class="page-number" presentation:user-transformed="true">
            <draw:text-box>
              <text:p text:style-name="P41"><text:span text:style-name="T55"><text:page-number>&lt;number&gt;</text:page-number></text:span></text:p>
            </draw:text-box>
          </draw:frame>
        </presentation:notes>
      </draw:page>
      <draw:page draw:name="page17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3">Switches That Support OpenFlow </text:span></text:p>
          </draw:text-box>
        </draw:frame>
        <draw:custom-shape draw:name="Auf der gleichen Seite des Rechtecks liegende Ecken abrunden 37" draw:style-name="gr34" draw:text-style-name="P12" draw:layer="Layout" svg:width="6.997cm" svg:height="1cm" svg:x="13.335cm" svg:y="14.429cm">
          <text:p text:style-name="P42"><text:span text:style-name="T56">Ciena Coredirector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Auf der gleichen Seite des Rechtecks liegende Ecken abrunden 37" draw:style-name="gr34" draw:text-style-name="P12" draw:layer="Layout" svg:width="6.997cm" svg:height="1cm" svg:x="13.41cm" svg:y="6.332cm">
          <text:p text:style-name="P42"><text:span text:style-name="T56">NEC IP8800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Rectangle 9" draw:style-name="gr35" draw:text-style-name="P12" draw:layer="Layout" svg:width="6.349cm" svg:height="1.172cm" svg:x="7.197cm" svg:y="9.1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f der gleichen Seite des Rechtecks liegende Ecken abrunden 37" draw:style-name="gr34" draw:text-style-name="P12" draw:layer="Layout" svg:width="6.997cm" svg:height="1cm" svg:x="5.089cm" svg:y="6.332cm">
          <text:p text:style-name="P42"><text:span text:style-name="T56">Juniper MX-series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Auf der gleichen Seite des Rechtecks liegende Ecken abrunden 37" draw:style-name="gr34" draw:text-style-name="P12" draw:layer="Layout" svg:width="6.997cm" svg:height="1cm" svg:x="5.089cm" svg:y="10.354cm">
          <text:p text:style-name="P42"><text:span text:style-name="T56">HP Procurve 5400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Auf der gleichen Seite des Rechtecks liegende Ecken abrunden 37" draw:style-name="gr34" draw:text-style-name="P12" draw:layer="Layout" svg:width="6.997cm" svg:height="1cm" svg:x="5.089cm" svg:y="14.429cm">
          <text:p text:style-name="P42"><text:span text:style-name="T56">Pronto 3240/3290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Auf der gleichen Seite des Rechtecks liegende Ecken abrunden 37" draw:style-name="gr34" draw:text-style-name="P12" draw:layer="Layout" svg:width="6.997cm" svg:height="1cm" svg:x="21.78cm" svg:y="6.363cm">
          <text:p text:style-name="P42"><text:span text:style-name="T56">WiMax (NEC)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Auf der gleichen Seite des Rechtecks liegende Ecken abrunden 37" draw:style-name="gr34" draw:text-style-name="P12" draw:layer="Layout" svg:width="6.997cm" svg:height="1cm" svg:x="21.78cm" svg:y="10.385cm">
          <text:p text:style-name="P42"><text:span text:style-name="T56">PC Engines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Auf der gleichen Seite des Rechtecks liegende Ecken abrunden 37" draw:style-name="gr34" draw:text-style-name="P12" draw:layer="Layout" svg:width="6.997cm" svg:height="1cm" svg:x="13.335cm" svg:y="10.38cm">
          <text:p text:style-name="P42"><text:span text:style-name="T56">Netgear 7324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Content Placeholder 12" presentation:style-name="pr5" draw:text-style-name="P8" draw:layer="layout" svg:width="29.209cm" svg:height="12.086cm" svg:x="2.229cm" svg:y="4.334cm" presentation:class="outline" presentation:user-transformed="true">
          <draw:text-box>
            <text:p text:style-name="P43"><text:span text:style-name="T57">Available OpenFlow Switches.</text:span></text:p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17" presentation:class="page"/>
          <draw:frame draw:name="Notes Placeholder 2" presentation:style-name="pr7" draw:text-style-name="P12" draw:layer="layout" svg:width="15.239cm" svg:height="10cm" svg:x="1.905cm" svg:y="12.224cm" presentation:class="notes" presentation:user-transformed="true">
            <draw:text-box>
              <text:p text:style-name="P40"><text:span text:style-name="T52">Not only switches but other network components</text:span></text:p>
            </draw:text-box>
          </draw:frame>
          <draw:frame draw:name="Slide Number Placeholder 3" presentation:style-name="pr8" draw:text-style-name="P26" draw:layer="layout" svg:width="8.254cm" svg:height="1.273cm" svg:x="10.791cm" svg:y="24.126cm" presentation:class="page-number" presentation:user-transformed="true">
            <draw:text-box>
              <text:p text:style-name="P41"><text:span text:style-name="T55"><text:page-number>&lt;number&gt;</text:page-number></text:span></text:p>
            </draw:text-box>
          </draw:frame>
        </presentation:notes>
      </draw:page>
      <draw:page draw:name="OpenFlow Switch Software 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3">OpenFlow Switch Software </text:span></text:p>
          </draw:text-box>
        </draw:frame>
        <draw:frame draw:name="Content Placeholder 2" presentation:style-name="pr9" draw:text-style-name="P8" draw:layer="layout" svg:width="31.095cm" svg:height="12.528cm" svg:x="1.668cm" svg:y="5.071cm" presentation:class="outline" presentation:user-transformed="true">
          <draw:text-box>
            <text:list text:style-name="L29">
              <text:list-item>
                <text:p text:style-name="P7"><text:span text:style-name="T46">Indigo</text:span><text:span text:style-name="T4">: Open source implementation that runs on Mac OS X. </text:span></text:p>
              </text:list-item>
              <text:list-item>
                <text:p text:style-name="P7"><text:span text:style-name="T46">LINC</text:span><text:span text:style-name="T4">: Open source implementation that runs on Linux, Solaris, Windows, MacOS, and FreeBSD.</text:span></text:p>
              </text:list-item>
              <text:list-item>
                <text:p text:style-name="P7"><text:span text:style-name="T46">Pantou</text:span><text:span text:style-name="T4">: Turns a commercial wireless router/access point to an OpenFlow enabled switch. OpenFlow runs on OpenWRT. Supports generic Broadcom and some models of LinkSys and TP-Link access points with Broadcom and Atheros chipsets.</text:span></text:p>
              </text:list-item>
              <text:list-item>
                <text:p text:style-name="P7"><text:span text:style-name="T46">Of13softswitch</text:span><text:span text:style-name="T4">: User-space software switch based on Ericsson TrafficLab 1.1 softswitch.</text:span></text:p>
              </text:list-item>
              <text:list-item>
                <text:p text:style-name="P7"><text:span text:style-name="T46">Open vSwitch</text:span><text:span text:style-name="T4">: Open Source and popular as 2014.</text:span></text:p>
              </text:list-item>
            </text:list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9.798cm" svg:height="11.135cm" svg:x="0.6cm" svg:y="2.257cm" draw:page-number="1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troller Plane Software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3">Controller Plane Software</text:span></text:p>
          </draw:text-box>
        </draw:frame>
        <draw:frame draw:name="Content Placeholder 2" presentation:style-name="pr9" draw:text-style-name="P8" draw:layer="layout" svg:width="31.813cm" svg:height="12.086cm" svg:x="1.539cm" svg:y="5.071cm" presentation:class="outline" presentation:user-transformed="true">
          <draw:text-box>
            <text:list text:style-name="L4">
              <text:list-item>
                <text:p text:style-name="P44"><text:span text:style-name="T58"><text:a xlink:href="http://www.noxrepo.org/support/about-pox/" xlink:type="simple">POX</text:a></text:span><text:span text:style-name="T4">: (Python) Out of Date. </text:span></text:p>
              </text:list-item>
              <text:list-item>
                <text:p text:style-name="P44"><text:span text:style-name="T58"><text:a xlink:href="http://openiris.etri.re.kr/" xlink:type="simple">IRIS</text:a></text:span><text:span text:style-name="T4">: (Java) Scalability and <text:s/>High Availability </text:span></text:p>
              </text:list-item>
              <text:list-item>
                <text:p text:style-name="P44"><text:span text:style-name="T58"><text:a xlink:href="http://sourceforge.net/projects/mul/" xlink:type="simple">MUL</text:a></text:span><text:span text:style-name="T4">: (C) MūL, is an openflow (SDN) controller. It has a C based multi-threaded infrastructure at its core.</text:span></text:p>
              </text:list-item>
              <text:list-item>
                <text:p text:style-name="P44"><text:span text:style-name="T59"><text:a xlink:href="http://www.noxrepo.org/support/about-nox/" xlink:type="simple">NOX</text:a></text:span><text:span text:style-name="T4">: (C++/Python) NOX was the first OpenFlow controller.</text:span></text:p>
              </text:list-item>
              <text:list-item>
                <text:p text:style-name="P44"><text:span text:style-name="T58"><text:a xlink:href="http://jaxon.onuos.org/" xlink:type="simple">Jaxon</text:a></text:span><text:span text:style-name="T4">: (Java) Jaxon is a NOX-dependent Java-based OpenFlow Controller. </text:span></text:p>
              </text:list-item>
              <text:list-item>
                <text:p text:style-name="P44"><text:span text:style-name="T58"><text:a xlink:href="http://trema.github.com/trema/" xlink:type="simple">Trema</text:a></text:span><text:span text:style-name="T4">: (C/Ruby) Trema is a full-stack framework for developing OpenFlow controllers in Ruby and C. </text:span></text:p>
              </text:list-item>
              <text:list-item>
                <text:p text:style-name="P44"><text:span text:style-name="T58"><text:a xlink:href="https://openflow.stanford.edu/display/Beacon/Home" xlink:type="simple">Beacon</text:a></text:span><text:span text:style-name="T4">: (Java) Beacon supports both event-based and threaded operation. </text:span></text:p>
              </text:list-item>
              <text:list-item>
                <text:p text:style-name="P44"><text:span text:style-name="T58"><text:a xlink:href="http://floodlight.openflowhub.org/" xlink:type="simple">Floodlight</text:a></text:span><text:span text:style-name="T4">: (Java) It was forked from the Beacon controller, originally developed by David Erickson at Stanford. </text:span></text:p>
              </text:list-item>
              <text:list-item>
                <text:p text:style-name="P44"><text:span text:style-name="T4">And many more.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9.798cm" svg:height="11.135cm" svg:x="0.6cm" svg:y="2.257cm" draw:page-number="1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3">Conclusion</text:span></text:p>
          </draw:text-box>
        </draw:frame>
        <draw:frame draw:name="Content Placeholder 2" presentation:style-name="pr5" draw:text-style-name="P8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7"><text:span text:style-name="T4">Key ideas of SDN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Dynamic programmability in forwarding packets.</text:span></text:p>
                  </text:list-item>
                  <text:list-item>
                    <text:p text:style-name="P11"><text:span text:style-name="T6">Decoupling control and data plane.</text:span></text:p>
                  </text:list-item>
                  <text:list-item>
                    <text:p text:style-name="P11"><text:span text:style-name="T6">Global view network by logical centralization in control plane.</text:span></text:p>
                  </text:list-item>
                  <text:list-item>
                    <text:p text:style-name="P11"><text:span text:style-name="T6">Applications can be implemented on top of the control plane.</text:span></text:p>
                  </text:list-item>
                </text:list>
              </text:list-item>
            </text:list>
            <text:list text:style-name="L36">
              <text:list-item>
                <text:list>
                  <text:list-item>
                    <text:p text:style-name="P11"><text:span text:style-name="T6">SDN is a concept</text:span><text:span text:style-name="T36"> </text:span><text:span text:style-name="T6">to manage network that leverages OpenFlow protocol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5cm" svg:x="0.6cm" svg:y="2.257cm" draw:page-number="2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Question????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3">Questions????</text:span></text:p>
          </draw:text-box>
        </draw:frame>
        <draw:frame draw:name="Content Placeholder 2" presentation:style-name="pr5" draw:text-style-name="P8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7"><text:span text:style-name="T4">Thank you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5cm" svg:x="0.6cm" svg:y="2.257cm" draw:page-number="2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alibri light" svg:font-family="'Calibri light'"/>
    <style:font-face style:name="Gill Sans1" svg:font-family="'Gill Sans'"/>
    <style:font-face style:name="Helvetica2" svg:font-family="Helvetica"/>
    <style:font-face style:name="ヒラギノ明朝 ProN W31" svg:font-family="'ヒラギノ明朝 ProN W3'"/>
    <style:font-face style:name="ＭＳ Ｐゴシック3" svg:font-family="'ＭＳ Ｐゴシック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DejaVu Sans2" svg:font-family="'DejaVu Sans'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Gill Sans" svg:font-family="'Gill Sans'" style:font-pitch="variable"/>
    <style:font-face style:name="Helvetica1" svg:font-family="Helvetic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ele-GroteskFet" svg:font-family="Tele-GroteskFet" style:font-pitch="variable"/>
    <style:font-face style:name="Tele-GroteskNor" svg:font-family="Tele-GroteskNor" style:font-pitch="variable"/>
    <style:font-face style:name="ヒラギノ明朝 ProN W3" svg:font-family="'ヒラギノ明朝 ProN W3'" style:font-pitch="variable"/>
    <style:font-face style:name="ＭＳ Ｐゴシック2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PMingLiU" svg:font-family="PMingLiU" style:font-family-generic="modern" style:font-pitch="variable"/>
    <style:font-face style:name="ＭＳ Ｐゴシック" svg:font-family="'ＭＳ Ｐゴシック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FreeSans3" svg:font-family="FreeSans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MingLiU1" svg:font-family="PMingLiU" style:font-family-generic="modern" style:font-pitch="fixed"/>
    <style:font-face style:name="ＭＳ Ｐゴシック1" svg:font-family="'ＭＳ Ｐゴシック'" style:font-family-generic="modern" style:font-pitch="fixed"/>
  </office:font-face-decls>
  <office:styles>
    <draw:gradient draw:name="Gradient_20_10" draw:display-name="Gradient 10" draw:style="linear" draw:start-color="#9d9d9d" draw:end-color="#909090" draw:start-intensity="100%" draw:end-intensity="100%" draw:angle="0" draw:border="0%"/>
    <draw:gradient draw:name="Gradient_20_11" draw:display-name="Gradient 11" draw:style="linear" draw:start-color="#b5d4a7" draw:end-color="#a9cd99" draw:start-intensity="100%" draw:end-intensity="100%" draw:angle="0" draw:border="0%"/>
    <draw:gradient draw:name="Gradient_20_12" draw:display-name="Gradient 12" draw:style="linear" draw:start-color="#80b761" draw:end-color="#6fb142" draw:start-intensity="100%" draw:end-intensity="100%" draw:angle="0" draw:border="0%"/>
    <draw:gradient draw:name="Gradient_20_13" draw:display-name="Gradient 13" draw:style="linear" draw:start-color="#aeaeae" draw:end-color="#a4a4a4" draw:start-intensity="100%" draw:end-intensity="100%" draw:angle="0" draw:border="0%"/>
    <draw:gradient draw:name="Gradient_20_18" draw:display-name="Gradient 18" draw:style="linear" draw:start-color="#000000" draw:end-color="#ffffff" draw:start-intensity="100%" draw:end-intensity="100%" draw:angle="0" draw:border="50%"/>
    <draw:gradient draw:name="Gradient_20_19" draw:display-name="Gradient 19" draw:style="linear" draw:start-color="#000000" draw:end-color="#ffffff" draw:start-intensity="100%" draw:end-intensity="100%" draw:angle="1800" draw:border="50%"/>
    <draw:gradient draw:name="Gradient_20_20" draw:display-name="Gradient 20" draw:style="linear" draw:start-color="#a8b7df" draw:end-color="#9aabd9" draw:start-intensity="100%" draw:end-intensity="100%" draw:angle="0" draw:border="0%"/>
    <draw:gradient draw:name="Gradient_20_21" draw:display-name="Gradient 21" draw:style="linear" draw:start-color="#ffffff" draw:end-color="#dcdcdc" draw:start-intensity="100%" draw:end-intensity="100%" draw:angle="0" draw:border="0%"/>
    <draw:gradient draw:name="Gradient_20_22" draw:display-name="Gradient 22" draw:style="linear" draw:start-color="#000000" draw:end-color="#080808" draw:start-intensity="100%" draw:end-intensity="100%" draw:angle="0" draw:border="0%"/>
    <draw:opacity draw:name="msTransGradient_20_1" draw:display-name="msTransGradient 1" draw:style="linear" draw:start="60%" draw:end="45%" draw:angle="0" draw:border="0%"/>
    <draw:opacity draw:name="msTransGradient_20_2" draw:display-name="msTransGradient 2" draw:style="linear" draw:start="60%" draw:end="45%" draw:angle="0" draw:border="0%"/>
    <draw:opacity draw:name="msTransGradient_20_3" draw:display-name="msTransGradient 3" draw:style="linear" draw:start="60%" draw:end="45%" draw:angle="0" draw:border="0%"/>
    <draw:opacity draw:name="msTransGradient_20_4" draw:display-name="msTransGradient 4" draw:style="linear" draw:start="60%" draw:end="45%" draw:angle="0" draw:border="0%"/>
    <draw:opacity draw:name="msTransGradient_20_5" draw:display-name="msTransGradient 5" draw:style="linear" draw:start="60%" draw:end="45%" draw:angle="0" draw:border="0%"/>
    <draw:opacity draw:name="msTransGradient_20_6" draw:display-name="msTransGradient 6" draw:style="linear" draw:start="60%" draw:end="45%" draw:angle="0" draw:border="0%"/>
    <draw:opacity draw:name="msTransGradient_20_7" draw:display-name="msTransGradient 7" draw:style="linear" draw:start="60%" draw:end="45%" draw:angle="0" draw:border="0%"/>
    <draw:opacity draw:name="msTransGradient_20_8" draw:display-name="msTransGradient 8" draw:style="linear" draw:start="60%" draw:end="45%" draw:angle="0" draw:border="0%"/>
    <draw:opacity draw:name="msTransGradient_20_9" draw:display-name="msTransGradient 9" draw:style="linear" draw:start="60%" draw:end="45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End_20_8" draw:display-name="msArrowEnd 8" svg:viewBox="0 0 500 300" svg:d="M250 0l250 300h-500z"/>
    <draw:marker draw:name="msArrowEnd_20_9" draw:display-name="msArrowEnd 9" svg:viewBox="0 0 500 500" svg:d="M250 0l250 500h-500z"/>
    <draw:marker draw:name="msArrowOpenEnd_20_5" draw:display-name="msArrowOpenEnd 5" svg:viewBox="0 0 450 450" svg:d="M225 0l225 409-68 41-157-288-158 288-67-41z"/>
    <draw:stroke-dash draw:name="Dashed_20__28_var_29__20_5" draw:display-name="Dashed (var) 5" draw:style="round" draw:dots2="1" draw:dots2-length="284%" draw:distance="213%"/>
    <draw:stroke-dash draw:name="Dashed_20__28_var_29__20_6" draw:display-name="Dashed (var) 6" draw:style="rect" draw:dots2="1" draw:dots2-length="0.248cm" draw:distance="0.186cm"/>
    <draw:stroke-dash draw:name="Dashed_20__28_var_29__20_9" draw:display-name="Dashed (var) 9" draw:style="round" draw:dots1="1" draw:dots1-length="106%" draw:distance="106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94bd5e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opacity="0%" draw:fill-image-width="0cm" draw:fill-image-height="0cm" draw:textarea-vertical-align="middle" draw:shadow-opacity="0%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94bd5e" draw:fill-image-width="0cm" draw:fill-image-height="0cm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94bd5e" draw:fill-image-width="0cm" draw:fill-image-height="0cm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94bd5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60pt"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9" style:family="paragraph">
      <style:paragraph-properties fo:text-align="start" style:font-independent-line-spacing="true"/>
      <style:text-properties fo:font-size="44pt"/>
    </style:style>
    <style:style style:name="MP10" style:family="paragraph">
      <style:paragraph-properties fo:text-align="start"/>
      <style:text-properties fo:font-size="28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6-11-25">25/11/16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9" draw:layer="backgroundobjects" svg:width="29.209cm" svg:height="3.681cm" svg:x="2.328cm" svg:y="1.014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6-11-25">25/11/16</text:date></text:span></text:p>
        </draw:text-box>
      </draw:frame>
      <draw:frame draw:name="Footer Placeholder 4" presentation:style-name="Mpr7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10" draw:text-style-name="MP9" draw:layer="backgroundobjects" svg:width="29.209cm" svg:height="3.681cm" svg:x="2.328cm" svg:y="1.014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Date Placeholder 2" presentation:style-name="Mpr1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6-11-25">25/11/16</text:date></text:span></text:p>
        </draw:text-box>
      </draw:frame>
      <draw:frame draw:name="Footer Placeholder 3" presentation:style-name="Mpr1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4" presentation:style-name="Mpr1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Only-outline1" draw:layer="backgroundobjects" svg:width="30.479cm" svg:height="11.047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8cm" svg:height="11.135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Hengky Susanto</meta:initial-creator>
    <meta:editing-cycles>353</meta:editing-cycles>
    <meta:creation-date>2015-04-15T01:59:19</meta:creation-date>
    <dc:date>2016-11-25T15:47:27.234534957</dc:date>
    <meta:editing-duration>PT4H33M35S</meta:editing-duration>
    <meta:generator>LibreOffice/4.2.8.2$Linux_x86 LibreOffice_project/420m0$Build-2</meta:generator>
    <meta:document-statistic meta:object-count="228"/>
    <meta:user-defined meta:name="AppVersion">15.0000</meta:user-defined>
    <meta:user-defined meta:name="Company">HKU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5cm" svg:height="11.7cm" svg:x="0.4cm" svg:y="7.8cm">
          <draw:image xlink:href="Pictures/100002010000032000000257168144D5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